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4000000E86B6C07C4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middle" draw:auto-grow-height="true" draw:auto-grow-width="true" fo:padding-top="0cm" fo:padding-bottom="0cm" fo:padding-left="0cm" fo:padding-right="0cm" fo:wrap-option="no-wrap"/>
    </style:style>
    <style:style style:name="pr1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fo:min-height="3.507cm" fo:padding-top="0.14cm" fo:padding-bottom="0.14cm" fo:padding-left="0.28cm" fo:padding-right="0.28cm" fo:wrap-option="wrap"/>
    </style:style>
    <style:style style:name="pr2" style:family="presentation" style:parent-style-name="Master1-Layout1-title-Titelfolie-subtitle">
      <style:graphic-properties draw:stroke="none" draw:fill="none" draw:fill-color="#ffffff" draw:textarea-horizontal-align="center" draw:textarea-vertical-align="top" draw:auto-grow-height="true" draw:auto-grow-width="false" fo:min-height="12.182cm" fo:padding-top="0.14cm" fo:padding-bottom="0.14cm" fo:padding-left="0.28cm" fo:padding-right="0.28cm" fo:wrap-option="wrap"/>
    </style:style>
    <style:style style:name="pr3" style:family="presentation" style:parent-style-name="Master1-Layout1-title-Titelfolie-notes">
      <style:graphic-properties draw:stroke="none" draw:fill="none" draw:fill-color="#ffffff" draw:textarea-horizontal-align="left" draw:textarea-vertical-align="top" draw:auto-grow-height="false" draw:auto-grow-width="false" fo:min-height="12.793cm" fo:padding-top="0.127cm" fo:padding-bottom="0.127cm" fo:padding-left="0.254cm" fo:padding-right="0.254cm" fo:wrap-option="wrap"/>
    </style:style>
    <style:style style:name="pr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min-height="3.507cm" fo:padding-top="0cm" fo:padding-bottom="0cm" fo:padding-left="0.28cm" fo:padding-right="0.28cm" fo:wrap-option="wrap"/>
    </style:style>
    <style:style style:name="pr5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fo:min-height="12.182cm" fo:padding-top="0.14cm" fo:padding-bottom="0.14cm" fo:padding-left="0.28cm" fo:padding-right="0.28cm" fo:wrap-option="wrap"/>
    </style:style>
    <style:style style:name="pr6" style:family="presentation" style:parent-style-name="Master1-Layout2-obj-Titel-und-Inhalt-notes">
      <style:graphic-properties draw:fill-color="#ffffff" fo:min-height="12.794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fo:font-family="Arial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line-through-style="none" style:text-position="0% 100%" fo:font-family="Arial" fo:font-size="11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1pt" style:font-style-asian="normal" style:font-weight-asian="bold" style:font-size-complex="11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0">
        <draw:frame draw:name="Rectangle 2" presentation:style-name="pr1" draw:text-style-name="P1" draw:layer="layout" svg:width="23.804cm" svg:height="4.626cm" svg:x="2.231cm" svg:y="6.31cm" presentation:class="title" presentation:placeholder="true">
          <draw:text-box/>
        </draw:frame>
        <draw:frame draw:name="Rectangle 3" presentation:style-name="pr2" draw:text-style-name="P1" draw:layer="layout" svg:width="10.804cm" svg:height="12.462cm" svg:x="8.63cm" svg:y="11.426cm" presentation:class="subtitle" presentation:placeholder="true">
          <draw:text-box/>
        </draw:frame>
        <presentation:notes draw:style-name="dp2">
          <draw:frame draw:name="Rectangle 7" draw:style-name="gr1" draw:text-style-name="P1" draw:layer="layout" svg:width="8.546cm" svg:height="1.42cm" svg:x="11.17cm" svg:y="27.005cm">
            <draw:text-box>
              <text:p text:style-name="P2"><text:span text:style-name="T1"><text:page-number>&lt;Nummer&gt;</text:page-number></text:span></text:p>
            </draw:text-box>
          </draw:frame>
          <draw:page-thumbnail draw:name="Rectangle 2" draw:style-name="gr2" draw:layer="layout" svg:width="14.208cm" svg:height="10.658cm" svg:x="2.756cm" svg:y="2.134cm" draw:page-number="1" presentation:class="page"/>
          <draw:frame draw:name="Rectangle 3" presentation:style-name="pr3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lide2" draw:style-name="dp1" draw:master-page-name="Master1-Layout2-obj-Titel-und-Inhalt" presentation:presentation-page-layout-name="AL2T14">
        <draw:frame draw:name="Titel 1" presentation:style-name="pr4" draw:text-style-name="P1" draw:layer="layout" svg:width="23.006cm" svg:height="1.332cm" svg:x="0.997cm" svg:y="0.322cm" presentation:class="title" presentation:placeholder="true">
          <draw:text-box/>
        </draw:frame>
        <draw:frame draw:name="Inhaltsplatzhalter 2" presentation:style-name="pr5" draw:text-style-name="P1" draw:layer="layout" svg:width="26.383cm" svg:height="17.171cm" svg:x="1.001cm" svg:y="2.099cm" presentation:class="outline" presentation:placeholder="true">
          <draw:text-box/>
        </draw:frame>
        <draw:frame draw:name="Fußzeilenplatzhalter 3" draw:style-name="gr3" draw:text-style-name="P1" draw:layer="layout" svg:width="4.477cm" svg:height="0.466cm" svg:x="0.423cm" svg:y="20.267cm">
          <draw:text-box>
            <text:p text:style-name="P3"><text:span text:style-name="T2">Name, Vorname - Datum</text:span></text:p>
          </draw:text-box>
        </draw:frame>
        <presentation:notes draw:style-name="dp3">
          <draw:page-thumbnail draw:style-name="gr2" draw:layer="layout" svg:width="14.208cm" svg:height="10.658cm" svg:x="2.756cm" svg:y="2.134cm" draw:page-number="2" presentation:class="page"/>
          <draw:frame presentation:style-name="pr6" draw:layer="layout" svg:width="15.778cm" svg:height="12.794cm" svg:x="1.971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Präsentation-3-background" style:family="presentation">
      <style:graphic-properties draw:stroke="none" draw:fill="solid" draw:fill-color="#ffffff"/>
      <style:text-properties style:letter-kerning="true"/>
    </style:style>
    <style:style style:name="Master1-Präsentation-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Präsentation-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Präsentation-3-outline1" style:family="presentation">
      <style:graphic-properties draw:stroke="none" draw:fill="none" draw:auto-grow-height="false" draw:fit-to-size="shrink-to-fit">
        <text:list-style style:name="Master1-Präsentation-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räsentation-3-outline2" style:family="presentation" style:parent-style-name="Master1-Präsentation-3-outline1">
      <style:paragraph-properties fo:margin-top="0cm" fo:margin-bottom="0.4cm"/>
      <style:text-properties fo:font-size="28pt" style:font-size-asian="28pt" style:font-size-complex="28pt"/>
    </style:style>
    <style:style style:name="Master1-Präsentation-3-outline3" style:family="presentation" style:parent-style-name="Master1-Präsentation-3-outline2">
      <style:paragraph-properties fo:margin-top="0cm" fo:margin-bottom="0.3cm"/>
      <style:text-properties fo:font-size="24pt" style:font-size-asian="24pt" style:font-size-complex="24pt"/>
    </style:style>
    <style:style style:name="Master1-Präsentation-3-outline4" style:family="presentation" style:parent-style-name="Master1-Präsentation-3-outline3">
      <style:paragraph-properties fo:margin-top="0cm" fo:margin-bottom="0.2cm"/>
      <style:text-properties fo:font-size="20pt" style:font-size-asian="20pt" style:font-size-complex="20pt"/>
    </style:style>
    <style:style style:name="Master1-Präsentation-3-outline5" style:family="presentation" style:parent-style-name="Master1-Präsentation-3-outline4">
      <style:paragraph-properties fo:margin-top="0cm" fo:margin-bottom="0.1cm"/>
      <style:text-properties fo:font-size="20pt" style:font-size-asian="20pt" style:font-size-complex="20pt"/>
    </style:style>
    <style:style style:name="Master1-Präsentation-3-outline6" style:family="presentation" style:parent-style-name="Master1-Präsentation-3-outline5">
      <style:paragraph-properties fo:margin-top="0cm" fo:margin-bottom="0.1cm"/>
      <style:text-properties fo:font-size="20pt" style:font-size-asian="20pt" style:font-size-complex="20pt"/>
    </style:style>
    <style:style style:name="Master1-Präsentation-3-outline7" style:family="presentation" style:parent-style-name="Master1-Präsentation-3-outline6">
      <style:paragraph-properties fo:margin-top="0cm" fo:margin-bottom="0.1cm"/>
      <style:text-properties fo:font-size="20pt" style:font-size-asian="20pt" style:font-size-complex="20pt"/>
    </style:style>
    <style:style style:name="Master1-Präsentation-3-outline8" style:family="presentation" style:parent-style-name="Master1-Präsentation-3-outline7">
      <style:paragraph-properties fo:margin-top="0cm" fo:margin-bottom="0.1cm"/>
      <style:text-properties fo:font-size="20pt" style:font-size-asian="20pt" style:font-size-complex="20pt"/>
    </style:style>
    <style:style style:name="Master1-Präsentation-3-outline9" style:family="presentation" style:parent-style-name="Master1-Präsentation-3-outline8">
      <style:paragraph-properties fo:margin-top="0cm" fo:margin-bottom="0.1cm"/>
      <style:text-properties fo:font-size="20pt" style:font-size-asian="20pt" style:font-size-complex="20pt"/>
    </style:style>
    <style:style style:name="Master1-Präsentation-3-subtitle" style:family="presentation">
      <style:graphic-properties draw:stroke="none" draw:fill="none" draw:textarea-vertical-align="middle">
        <text:list-style style:name="Master1-Präsentation-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räsentation-3-title" style:family="presentation">
      <style:graphic-properties draw:stroke="none" draw:fill="none" draw:textarea-vertical-align="middle">
        <text:list-style style:name="Master1-Präsentation-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1" style:family="presentation">
      <style:graphic-properties draw:stroke="none" draw:fill="none" draw:auto-grow-height="false" draw:fit-to-size="shrink-to-fit">
        <text:list-style style:name="Master1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2" style:family="presentation" style:parent-style-name="Master1-Layout3-secHead-Abschnitts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überschrift-outline3" style:family="presentation" style:parent-style-name="Master1-Layout3-secHead-Abschnitts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überschrift-outline4" style:family="presentation" style:parent-style-name="Master1-Layout3-secHead-Abschnitts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überschrift-outline5" style:family="presentation" style:parent-style-name="Master1-Layout3-secHead-Abschnitts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6" style:family="presentation" style:parent-style-name="Master1-Layout3-secHead-Abschnitts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7" style:family="presentation" style:parent-style-name="Master1-Layout3-secHead-Abschnitts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8" style:family="presentation" style:parent-style-name="Master1-Layout3-secHead-Abschnitts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9" style:family="presentation" style:parent-style-name="Master1-Layout3-secHead-Abschnitts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subtitle" style:family="presentation">
      <style:graphic-properties draw:stroke="none" draw:fill="none" draw:textarea-vertical-align="middle">
        <text:list-style style:name="Master1-Layout3-secHead-Abschnitts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title" style:family="presentation">
      <style:graphic-properties draw:stroke="none" draw:fill="none" draw:textarea-vertical-align="middle">
        <text:list-style style:name="Master1-Layout3-secHead-Abschnitts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Vergleich-background" style:family="presentation">
      <style:graphic-properties draw:stroke="none" draw:fill="solid" draw:fill-color="#ffffff"/>
      <style:text-properties style:letter-kerning="true"/>
    </style:style>
    <style:style style:name="Master1-Layout5-cust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Vergleic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Vergleich-outline1" style:family="presentation">
      <style:graphic-properties draw:stroke="none" draw:fill="none" draw:auto-grow-height="false" draw:fit-to-size="shrink-to-fit">
        <text:list-style style:name="Master1-Layout5-cust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Vergleich-outline2" style:family="presentation" style:parent-style-name="Master1-Layout5-cust-Vergleich-outline1">
      <style:paragraph-properties fo:margin-top="0cm" fo:margin-bottom="0.4cm"/>
      <style:text-properties fo:font-size="28pt" style:font-size-asian="28pt" style:font-size-complex="28pt"/>
    </style:style>
    <style:style style:name="Master1-Layout5-cust-Vergleich-outline3" style:family="presentation" style:parent-style-name="Master1-Layout5-cust-Vergleich-outline2">
      <style:paragraph-properties fo:margin-top="0cm" fo:margin-bottom="0.3cm"/>
      <style:text-properties fo:font-size="24pt" style:font-size-asian="24pt" style:font-size-complex="24pt"/>
    </style:style>
    <style:style style:name="Master1-Layout5-cust-Vergleich-outline4" style:family="presentation" style:parent-style-name="Master1-Layout5-cust-Vergleich-outline3">
      <style:paragraph-properties fo:margin-top="0cm" fo:margin-bottom="0.2cm"/>
      <style:text-properties fo:font-size="20pt" style:font-size-asian="20pt" style:font-size-complex="20pt"/>
    </style:style>
    <style:style style:name="Master1-Layout5-cust-Vergleich-outline5" style:family="presentation" style:parent-style-name="Master1-Layout5-cust-Vergleich-outline4">
      <style:paragraph-properties fo:margin-top="0cm" fo:margin-bottom="0.1cm"/>
      <style:text-properties fo:font-size="20pt" style:font-size-asian="20pt" style:font-size-complex="20pt"/>
    </style:style>
    <style:style style:name="Master1-Layout5-cust-Vergleich-outline6" style:family="presentation" style:parent-style-name="Master1-Layout5-cust-Vergleich-outline5">
      <style:paragraph-properties fo:margin-top="0cm" fo:margin-bottom="0.1cm"/>
      <style:text-properties fo:font-size="20pt" style:font-size-asian="20pt" style:font-size-complex="20pt"/>
    </style:style>
    <style:style style:name="Master1-Layout5-cust-Vergleich-outline7" style:family="presentation" style:parent-style-name="Master1-Layout5-cust-Vergleich-outline6">
      <style:paragraph-properties fo:margin-top="0cm" fo:margin-bottom="0.1cm"/>
      <style:text-properties fo:font-size="20pt" style:font-size-asian="20pt" style:font-size-complex="20pt"/>
    </style:style>
    <style:style style:name="Master1-Layout5-cust-Vergleich-outline8" style:family="presentation" style:parent-style-name="Master1-Layout5-cust-Vergleich-outline7">
      <style:paragraph-properties fo:margin-top="0cm" fo:margin-bottom="0.1cm"/>
      <style:text-properties fo:font-size="20pt" style:font-size-asian="20pt" style:font-size-complex="20pt"/>
    </style:style>
    <style:style style:name="Master1-Layout5-cust-Vergleich-outline9" style:family="presentation" style:parent-style-name="Master1-Layout5-cust-Vergleich-outline8">
      <style:paragraph-properties fo:margin-top="0cm" fo:margin-bottom="0.1cm"/>
      <style:text-properties fo:font-size="20pt" style:font-size-asian="20pt" style:font-size-complex="20pt"/>
    </style:style>
    <style:style style:name="Master1-Layout5-cust-Vergleich-subtitle" style:family="presentation">
      <style:graphic-properties draw:stroke="none" draw:fill="none" draw:textarea-vertical-align="middle">
        <text:list-style style:name="Master1-Layout5-cust-Vergleic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Vergleich-title" style:family="presentation">
      <style:graphic-properties draw:stroke="none" draw:fill="none" draw:textarea-vertical-align="middle">
        <text:list-style style:name="Master1-Layout5-cust-Vergleic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29cm" style:print-orientation="portrait"/>
    </style:page-layout>
    <style:page-layout style:name="PM1">
      <style:page-layout-properties fo:margin-top="0cm" fo:margin-bottom="0cm" fo:margin-left="0cm" fo:margin-right="0cm" fo:page-width="28.002cm" fo:page-height="21.00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33cm" fo:padding-bottom="0.133cm" fo:padding-left="0.265cm" fo:padding-right="0.265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33cm" fo:padding-bottom="0.133cm" fo:padding-left="0.265cm" fo:padding-right="0.265cm" fo:wrap-option="wrap"/>
    </style:style>
    <style:style style:name="Mgr3" style:family="graphic" style:parent-style-name="standard">
      <style:graphic-properties draw:stroke="none" draw:fill="none" draw:textarea-horizontal-align="left" draw:textarea-vertical-align="middle" draw:auto-grow-height="true" draw:auto-grow-width="true" fo:padding-top="0cm" fo:padding-bottom="0cm" fo:padding-left="0cm" fo:padding-right="0cm" fo:wrap-option="no-wrap"/>
    </style:style>
    <style:style style:name="Mgr4" style:family="graphic" style:parent-style-name="standard">
      <style:graphic-properties draw:stroke="none" draw:fill="solid" draw:fill-color="#00008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.131cm, 0.36cm, 0.131cm, 0.18cm)" draw:image-opacity="100%" style:mirror="none"/>
    </style:style>
    <style:style style:name="Mpr1" style:family="presentation" style:parent-style-name="Master1-Präsentation-3-outline1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2" style:family="presentation" style:parent-style-name="Master1-Präsentation-3-title">
      <style:graphic-properties draw:stroke="none" draw:fill="none" draw:textarea-horizontal-align="left" draw:textarea-vertical-align="top" draw:auto-grow-height="false" draw:auto-grow-width="false" fo:padding-top="0cm" fo:padding-bottom="0cm" fo:padding-left="0.28cm" fo:padding-right="0.28cm" fo:wrap-option="wrap"/>
    </style:style>
    <style:style style:name="Mpr3" style:family="presentation" style:parent-style-name="Master1-Präsentation-3-backgroundobjects">
      <style:graphic-properties draw:stroke="none" draw:fill="none" draw:textarea-horizontal-align="left" draw:textarea-vertical-align="middle" draw:auto-grow-height="true" draw:auto-grow-width="false" fo:padding-top="0cm" fo:padding-bottom="0cm" fo:padding-left="0cm" fo:padding-right="0cm" fo:wrap-option="wrap"/>
    </style:style>
    <style:style style:name="Mpr4" style:family="presentation" style:parent-style-name="Master1-Präsentation-3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Präsentation-3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Präsentation-3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true" draw:auto-grow-width="false" fo:padding-top="0.14cm" fo:padding-bottom="0.14cm" fo:padding-left="0.28cm" fo:padding-right="0.28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.28cm" fo:padding-right="0.28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14" style:family="presentation" style:parent-style-name="Master1-Layout2-obj-Titel-und-Inhalt-backgroundobjects">
      <style:graphic-properties draw:stroke="none" draw:fill="none" draw:textarea-horizontal-align="left" draw:textarea-vertical-align="middle" draw:auto-grow-height="tru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Abschnitts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.28cm" fo:padding-right="0.28cm" fo:wrap-option="wrap"/>
    </style:style>
    <style:style style:name="Mpr19" style:family="presentation" style:parent-style-name="Master1-Layout3-secHead-Abschnittsüberschrift-outline1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20" style:family="presentation" style:parent-style-name="Master1-Layout3-secHead-Abschnittsüberschrift-backgroundobjects">
      <style:graphic-properties draw:stroke="none" draw:fill="none" draw:textarea-horizontal-align="left" draw:textarea-vertical-align="middle" draw:auto-grow-height="true" draw:auto-grow-width="false" fo:padding-top="0cm" fo:padding-bottom="0cm" fo:padding-left="0cm" fo:padding-right="0cm" fo:wrap-option="wrap"/>
    </style:style>
    <style:style style:name="Mpr21" style:family="presentation" style:parent-style-name="Master1-Layout3-secHead-Abschnitts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Abschnitts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Abschnitts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.28cm" fo:padding-right="0.28cm" fo:wrap-option="wrap"/>
    </style:style>
    <style:style style:name="Mpr25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26" style:family="presentation" style:parent-style-name="Master1-Layout4-twoObj-Zwei-Inhalte-backgroundobjects">
      <style:graphic-properties draw:stroke="none" draw:fill="none" draw:textarea-horizontal-align="left" draw:textarea-vertical-align="middle" draw:auto-grow-height="true" draw:auto-grow-width="false" fo:padding-top="0cm" fo:padding-bottom="0cm" fo:padding-left="0cm" fo:padding-right="0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5-cust-Vergleich-outline1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31" style:family="presentation" style:parent-style-name="Master1-Layout5-cust-Vergleich-title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32" style:family="presentation" style:parent-style-name="Master1-Layout5-cust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.28cm" fo:padding-right="0.28cm" fo:wrap-option="wrap"/>
    </style:style>
    <style:style style:name="Mpr33" style:family="presentation" style:parent-style-name="Master1-Layout5-cust-Vergleich-backgroundobjects">
      <style:graphic-properties draw:stroke="none" draw:fill="none" draw:textarea-horizontal-align="left" draw:textarea-vertical-align="middle" draw:auto-grow-height="true" draw:auto-grow-width="false" fo:padding-top="0cm" fo:padding-bottom="0cm" fo:padding-left="0cm" fo:padding-right="0cm" fo:wrap-option="wrap"/>
    </style:style>
    <style:style style:name="Mpr34" style:family="presentation" style:parent-style-name="Master1-Layout5-cust-Vergleich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cust-Vergleich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cust-Vergleich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6-titleOnly-Nur-Titel-title">
      <style:graphic-properties draw:stroke="none" draw:fill="none" draw:textarea-horizontal-align="left" draw:textarea-vertical-align="top" draw:auto-grow-height="false" draw:auto-grow-width="false" fo:padding-top="0cm" fo:padding-bottom="0cm" fo:padding-left="0.28cm" fo:padding-right="0.28cm" fo:wrap-option="wrap"/>
    </style:style>
    <style:style style:name="Mpr38" style:family="presentation" style:parent-style-name="Master1-Layout6-titleOnly-Nur-Titel-backgroundobjects">
      <style:graphic-properties draw:stroke="none" draw:fill="none" draw:textarea-horizontal-align="left" draw:textarea-vertical-align="middle" draw:auto-grow-height="tru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7-blank-Leer-backgroundobjects">
      <style:graphic-properties draw:stroke="none" draw:fill="none" draw:textarea-horizontal-align="left" draw:textarea-vertical-align="middle" draw:auto-grow-height="true" draw:auto-grow-width="false" fo:padding-top="0cm" fo:padding-bottom="0cm" fo:padding-left="0cm" fo:padding-right="0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.28cm" fo:padding-right="0.28cm" fo:wrap-option="wrap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48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49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true" draw:auto-grow-width="false" fo:padding-top="0cm" fo:padding-bottom="0cm" fo:padding-left="0cm" fo:padding-right="0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.28cm" fo:padding-right="0.28cm" fo:wrap-option="wrap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55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56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true" draw:auto-grow-width="false" fo:padding-top="0cm" fo:padding-bottom="0cm" fo:padding-left="0cm" fo:padding-right="0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0-vertTx-Titel-und-vertikaler-Text-title">
      <style:graphic-properties draw:stroke="none" draw:fill="none" draw:textarea-horizontal-align="left" draw:textarea-vertical-align="top" draw:auto-grow-height="false" draw:auto-grow-width="false" fo:padding-top="0cm" fo:padding-bottom="0cm" fo:padding-left="0.28cm" fo:padding-right="0.28cm" fo:wrap-option="wrap"/>
    </style:style>
    <style:style style:name="Mpr61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.14cm" fo:padding-bottom="0.14cm" fo:padding-left="0.28cm" fo:padding-right="0.28cm" fo:wrap-option="wrap"/>
      <style:paragraph-properties style:writing-mode="tb-rl"/>
    </style:style>
    <style:style style:name="Mpr62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true" draw:auto-grow-width="false" fo:padding-top="0cm" fo:padding-bottom="0cm" fo:padding-left="0cm" fo:padding-right="0cm" fo:wrap-option="wrap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1-vertTitleAndTx-Vertikaler-Titel-und-Text-title">
      <style:graphic-properties draw:stroke="none" draw:fill="none" draw:textarea-horizontal-align="right" draw:textarea-vertical-align="top" draw:auto-grow-height="false" draw:auto-grow-width="false" fo:padding-top="0cm" fo:padding-bottom="0cm" fo:padding-left="0.28cm" fo:padding-right="0.28cm" fo:wrap-option="wrap"/>
      <style:paragraph-properties style:writing-mode="tb-rl"/>
    </style:style>
    <style:style style:name="Mpr67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.14cm" fo:padding-bottom="0.14cm" fo:padding-left="0.28cm" fo:padding-right="0.28cm" fo:wrap-option="wrap"/>
      <style:paragraph-properties style:writing-mode="tb-rl"/>
    </style:style>
    <style:style style:name="Mpr68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true" draw:auto-grow-width="false" fo:padding-top="0cm" fo:padding-bottom="0cm" fo:padding-left="0cm" fo:padding-right="0cm" fo:wrap-option="wrap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style:paragraph-properties fo:margin-left="0.953cm" fo:margin-right="0cm" fo:margin-top="0.212cm" fo:margin-bottom="0cm" fo:line-height="100%" fo:text-align="start" fo:text-indent="-0.953cm" style:punctuation-wrap="simple" style:writing-mode="lr-tb">
        <style:tab-stops/>
      </style:paragraph-properties>
    </style:style>
    <style:style style:name="MP4" style:family="paragraph">
      <style:paragraph-properties fo:margin-left="1.244cm" fo:margin-right="0cm" fo:margin-top="0.176cm" fo:margin-bottom="0cm" fo:line-height="100%" fo:text-align="start" fo:text-indent="-0.745cm" style:punctuation-wrap="simple" style:writing-mode="lr-tb">
        <style:tab-stops/>
      </style:paragraph-properties>
    </style:style>
    <style:style style:name="MP5" style:family="paragraph">
      <style:paragraph-properties fo:margin-left="2.478cm" fo:margin-right="0cm" fo:margin-top="0.176cm" fo:margin-bottom="0cm" fo:line-height="100%" fo:text-align="start" fo:text-indent="-0.736cm" style:punctuation-wrap="simple" style:writing-mode="lr-tb">
        <style:tab-stops/>
      </style:paragraph-properties>
    </style:style>
    <style:style style:name="MP6" style:family="paragraph">
      <style:paragraph-properties fo:margin-left="3.475cm" fo:margin-right="0cm" fo:margin-top="0.141cm" fo:margin-bottom="0cm" fo:line-height="100%" fo:text-align="start" fo:text-indent="-0.498cm" style:punctuation-wrap="simple" style:writing-mode="lr-tb">
        <style:tab-stops/>
      </style:paragraph-properties>
    </style:style>
    <style:style style:name="MP7" style:family="paragraph">
      <style:paragraph-properties fo:margin-left="4.476cm" fo:margin-right="0cm" fo:margin-top="0.141cm" fo:margin-bottom="0cm" fo:line-height="100%" fo:text-align="start" fo:text-indent="-0.503cm" style:punctuation-wrap="simple" style:writing-mode="lr-tb">
        <style:tab-stops/>
      </style:paragraph-properties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0" style:family="paragraph">
      <style:paragraph-properties fo:text-align="center" style:writing-mode="lr-tb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5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6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/>
      </style:paragraph-properties>
    </style:style>
    <style:style style:name="MP17" style:family="paragraph">
      <style:paragraph-properties fo:margin-left="0.953cm" fo:margin-right="0cm" fo:margin-top="0.247cm" fo:margin-bottom="0cm" fo:line-height="100%" fo:text-align="start" fo:text-indent="-0.953cm" style:punctuation-wrap="simple" style:writing-mode="lr-tb">
        <style:tab-stops/>
      </style:paragraph-properties>
    </style:style>
    <style:style style:name="MP18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/>
      </style:paragraph-properties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20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21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22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23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2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25" style:family="paragraph">
      <style:paragraph-properties fo:margin-left="0.953cm" fo:margin-right="0cm" fo:margin-top="0.282cm" fo:margin-bottom="0cm" fo:line-height="100%" fo:text-align="start" fo:text-indent="-0.953cm" style:punctuation-wrap="simple" style:writing-mode="lr-tb">
        <style:tab-stops/>
      </style:paragraph-properties>
    </style:style>
    <style:style style:name="MP26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/>
      </style:paragraph-properties>
    </style:style>
    <style:style style:name="MP27" style:family="paragraph">
      <style:paragraph-properties fo:margin-left="0.953cm" fo:margin-right="0cm" fo:margin-top="0.212cm" fo:margin-bottom="0cm" fo:line-height="100%" fo:text-align="start" fo:text-indent="-0.953cm" style:punctuation-wrap="simple" style:writing-mode="lr-tb">
        <style:tab-stops/>
      </style:paragraph-properties>
    </style:style>
    <style:style style:name="MP28" style:family="paragraph">
      <style:paragraph-properties fo:margin-left="1.244cm" fo:margin-right="0cm" fo:margin-top="0.176cm" fo:margin-bottom="0cm" fo:line-height="100%" fo:text-align="start" fo:text-indent="-0.744cm" style:punctuation-wrap="simple" style:writing-mode="lr-tb">
        <style:tab-stops/>
      </style:paragraph-properties>
    </style:style>
    <style:style style:name="MP29" style:family="paragraph">
      <style:paragraph-properties fo:margin-left="2.478cm" fo:margin-right="0cm" fo:margin-top="0.176cm" fo:margin-bottom="0cm" fo:line-height="100%" fo:text-align="start" fo:text-indent="-0.736cm" style:punctuation-wrap="simple" style:writing-mode="lr-tb">
        <style:tab-stops/>
      </style:paragraph-properties>
    </style:style>
    <style:style style:name="MP30" style:family="paragraph">
      <style:paragraph-properties fo:margin-left="3.475cm" fo:margin-right="0cm" fo:margin-top="0.141cm" fo:margin-bottom="0cm" fo:line-height="100%" fo:text-align="start" fo:text-indent="-0.497cm" style:punctuation-wrap="simple" style:writing-mode="lr-tb">
        <style:tab-stops/>
      </style:paragraph-properties>
    </style:style>
    <style:style style:name="MP31" style:family="paragraph">
      <style:paragraph-properties fo:margin-left="4.477cm" fo:margin-right="0cm" fo:margin-top="0.141cm" fo:margin-bottom="0cm" fo:line-height="100%" fo:text-align="start" fo:text-indent="-0.503cm" style:punctuation-wrap="simple" style:writing-mode="lr-tb">
        <style:tab-stops/>
      </style:paragraph-properties>
    </style:style>
    <style:style style:name="MP32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fo:font-size="13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Ari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Arial" fo:font-size="21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1pt" style:font-style-asian="normal" style:font-weight-asian="normal" style:font-size-complex="21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Arial" fo:font-size="19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19pt" style:font-style-asian="normal" style:font-weight-asian="normal" style:font-size-complex="19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Arial" fo:font-size="17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17pt" style:font-style-asian="normal" style:font-weight-asian="normal" style:font-size-complex="17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Arial" fo:font-size="11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1pt" style:font-style-asian="normal" style:font-weight-asian="bold" style:font-size-complex="11pt" style:font-style-complex="normal" style:font-weight-complex="bold"/>
    </style:style>
    <style:style style:name="MT7" style:family="text">
      <style:text-properties fo:color="#000000" style:text-line-through-style="none" style:text-position="0% 100%" fo:font-family="Arial" fo:font-size="11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1pt" style:font-style-asian="normal" style:font-weight-asian="bold" style:font-size-complex="11pt" style:font-style-complex="normal" style:font-weight-complex="bold"/>
    </style:style>
    <style:style style:name="MT8" style:family="text">
      <style:text-properties fo:color="#000000" style:text-line-through-style="none" style:text-position="0% 100%" fo:font-family="Arial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color="#000080" style:text-line-through-style="none" style:text-position="0% 100%" fo:font-family="Arial" fo:font-size="3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30pt" style:font-style-asian="normal" style:font-weight-asian="bold" style:font-size-complex="30pt" style:font-style-complex="normal" style:font-weight-complex="bold"/>
    </style:style>
    <style:style style:name="MT10" style:family="text">
      <style:text-properties fo:color="#000080" style:text-line-through-style="none" style:text-position="0% 100%" fo:font-family="Arial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size-complex="40pt" style:font-style-complex="normal" style:font-weight-complex="bold"/>
    </style:style>
    <style:style style:name="MT11" style:family="text">
      <style:text-properties fo:color="#000000" style:text-line-through-style="none" style:text-position="0% 100%" fo:font-family="Arial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Arial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Arial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size-complex="24pt" style:font-style-complex="normal" style:font-weight-complex="bold"/>
    </style:style>
    <style:style style:name="MT15" style:family="text">
      <style:text-properties fo:color="#000000" style:text-line-through-style="none" style:text-position="0% 100%" fo:font-family="Arial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size-complex="16pt" style:font-style-complex="normal" style:font-weight-complex="normal"/>
    </style:style>
    <style:style style:name="MT16" style:family="text">
      <style:text-properties fo:color="#000080" style:text-line-through-style="none" style:text-position="0% 100%" fo:font-family="Arial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size-complex="20pt" style:font-style-complex="normal" style:font-weight-complex="bold"/>
    </style:style>
    <style:style style:name="MT17" style:family="text">
      <style:text-properties fo:color="#000000" style:text-line-through-style="none" style:text-position="0% 100%" fo:font-family="Arial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color="#000000" style:text-line-through-style="none" style:text-position="0% 100%" fo:font-family="Arial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953cm"/>
        <style:text-properties style:use-window-font-color="true" fo:font-size="45%"/>
      </text:list-level-style-number>
      <text:list-level-style-number text:level="2" style:num-format="">
        <style:list-level-properties text:space-before="0.291cm" text:min-label-width="0.953cm"/>
        <style:text-properties style:use-window-font-color="true" fo:font-size="45%"/>
      </text:list-level-style-number>
      <text:list-level-style-number text:level="3" style:num-format="">
        <style:list-level-properties text:space-before="1.526cm" text:min-label-width="0.953cm"/>
        <style:text-properties style:use-window-font-color="true" fo:font-size="45%"/>
      </text:list-level-style-number>
      <text:list-level-style-number text:level="4" style:num-format="">
        <style:list-level-properties text:space-before="2.522cm" text:min-label-width="0.953cm"/>
        <style:text-properties style:use-window-font-color="true" fo:font-size="45%"/>
      </text:list-level-style-number>
      <text:list-level-style-number text:level="5" style:num-format="">
        <style:list-level-properties text:space-before="3.523cm" text:min-label-width="0.953cm"/>
        <style:text-properties style:use-window-font-color="true" fo:font-size="45%"/>
      </text:list-level-style-number>
      <text:list-level-style-number text:level="6" style:num-format="">
        <style:list-level-properties text:space-before="5.398cm" text:min-label-width="0.953cm"/>
        <style:text-properties style:use-window-font-color="true" fo:font-size="45%"/>
      </text:list-level-style-number>
      <text:list-level-style-number text:level="7" style:num-format="">
        <style:list-level-properties text:space-before="6.668cm" text:min-label-width="0.953cm"/>
        <style:text-properties style:use-window-font-color="true" fo:font-size="45%"/>
      </text:list-level-style-number>
      <text:list-level-style-number text:level="8" style:num-format="">
        <style:list-level-properties text:space-before="7.938cm" text:min-label-width="0.953cm"/>
        <style:text-properties style:use-window-font-color="true" fo:font-size="45%"/>
      </text:list-level-style-number>
      <text:list-level-style-number text:level="9" style:num-format="">
        <style:list-level-properties text:space-before="9.208cm" text:min-label-width="0.95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n">
        <style:list-level-properties text:space-before="0.207cm" text:min-label-width="0.745cm"/>
        <style:text-properties fo:font-family="Wingdings" style:font-pitch="variable" fo:color="#000080" fo:font-size="100%"/>
      </text:list-level-style-bullet>
      <text:list-level-style-bullet text:level="2" text:bullet-char="n">
        <style:list-level-properties text:space-before="0.498cm" text:min-label-width="0.745cm"/>
        <style:text-properties fo:font-family="Wingdings" style:font-pitch="variable" fo:color="#000080" fo:font-size="100%"/>
      </text:list-level-style-bullet>
      <text:list-level-style-bullet text:level="3" text:bullet-char="n">
        <style:list-level-properties text:space-before="1.733cm" text:min-label-width="0.745cm"/>
        <style:text-properties fo:font-family="Wingdings" style:font-pitch="variable" fo:color="#000080" fo:font-size="100%"/>
      </text:list-level-style-bullet>
      <text:list-level-style-bullet text:level="4" text:bullet-char="n">
        <style:list-level-properties text:space-before="2.73cm" text:min-label-width="0.745cm"/>
        <style:text-properties fo:font-family="Wingdings" style:font-pitch="variable" fo:color="#000080" fo:font-size="100%"/>
      </text:list-level-style-bullet>
      <text:list-level-style-bullet text:level="5" text:bullet-char="n">
        <style:list-level-properties text:space-before="3.731cm" text:min-label-width="0.745cm"/>
        <style:text-properties fo:font-family="Wingdings" style:font-pitch="variable" fo:color="#000080" fo:font-size="100%"/>
      </text:list-level-style-bullet>
      <text:list-level-style-bullet text:level="6" text:bullet-char="n">
        <style:list-level-properties text:space-before="5.605cm" text:min-label-width="0.745cm"/>
        <style:text-properties fo:font-family="Wingdings" style:font-pitch="variable" fo:color="#000080" fo:font-size="100%"/>
      </text:list-level-style-bullet>
      <text:list-level-style-bullet text:level="7" text:bullet-char="n">
        <style:list-level-properties text:space-before="6.875cm" text:min-label-width="0.745cm"/>
        <style:text-properties fo:font-family="Wingdings" style:font-pitch="variable" fo:color="#000080" fo:font-size="100%"/>
      </text:list-level-style-bullet>
      <text:list-level-style-bullet text:level="8" text:bullet-char="n">
        <style:list-level-properties text:space-before="8.145cm" text:min-label-width="0.745cm"/>
        <style:text-properties fo:font-family="Wingdings" style:font-pitch="variable" fo:color="#000080" fo:font-size="100%"/>
      </text:list-level-style-bullet>
      <text:list-level-style-bullet text:level="9" text:bullet-char="n">
        <style:list-level-properties text:space-before="9.415cm" text:min-label-width="0.745cm"/>
        <style:text-properties fo:font-family="Wingdings" style:font-pitch="variable" fo:color="#000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216cm" text:min-label-width="0.736cm"/>
        <style:text-properties fo:font-family="Arial" style:font-family-generic="swiss" fo:color="#000080" fo:font-size="100%"/>
      </text:list-level-style-bullet>
      <text:list-level-style-bullet text:level="2" text:bullet-char="●">
        <style:list-level-properties text:space-before="0.507cm" text:min-label-width="0.736cm"/>
        <style:text-properties fo:font-family="Arial" style:font-family-generic="swiss" fo:color="#000080" fo:font-size="100%"/>
      </text:list-level-style-bullet>
      <text:list-level-style-bullet text:level="3" text:bullet-char="●">
        <style:list-level-properties text:space-before="1.742cm" text:min-label-width="0.736cm"/>
        <style:text-properties fo:font-family="Arial" style:font-family-generic="swiss" fo:color="#000080" fo:font-size="100%"/>
      </text:list-level-style-bullet>
      <text:list-level-style-bullet text:level="4" text:bullet-char="●">
        <style:list-level-properties text:space-before="2.738cm" text:min-label-width="0.736cm"/>
        <style:text-properties fo:font-family="Arial" style:font-family-generic="swiss" fo:color="#000080" fo:font-size="100%"/>
      </text:list-level-style-bullet>
      <text:list-level-style-bullet text:level="5" text:bullet-char="●">
        <style:list-level-properties text:space-before="3.739cm" text:min-label-width="0.736cm"/>
        <style:text-properties fo:font-family="Arial" style:font-family-generic="swiss" fo:color="#000080" fo:font-size="100%"/>
      </text:list-level-style-bullet>
      <text:list-level-style-bullet text:level="6" text:bullet-char="●">
        <style:list-level-properties text:space-before="5.614cm" text:min-label-width="0.736cm"/>
        <style:text-properties fo:font-family="Arial" style:font-family-generic="swiss" fo:color="#000080" fo:font-size="100%"/>
      </text:list-level-style-bullet>
      <text:list-level-style-bullet text:level="7" text:bullet-char="●">
        <style:list-level-properties text:space-before="6.884cm" text:min-label-width="0.736cm"/>
        <style:text-properties fo:font-family="Arial" style:font-family-generic="swiss" fo:color="#000080" fo:font-size="100%"/>
      </text:list-level-style-bullet>
      <text:list-level-style-bullet text:level="8" text:bullet-char="●">
        <style:list-level-properties text:space-before="8.154cm" text:min-label-width="0.736cm"/>
        <style:text-properties fo:font-family="Arial" style:font-family-generic="swiss" fo:color="#000080" fo:font-size="100%"/>
      </text:list-level-style-bullet>
      <text:list-level-style-bullet text:level="9" text:bullet-char="●">
        <style:list-level-properties text:space-before="9.424cm" text:min-label-width="0.736cm"/>
        <style:text-properties fo:font-family="Arial" style:font-family-generic="swiss" fo:color="#000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§">
        <style:list-level-properties text:space-before="0.454cm" text:min-label-width="0.498cm"/>
        <style:text-properties fo:font-family="Wingdings" style:font-pitch="variable" fo:color="#000080" fo:font-size="100%"/>
      </text:list-level-style-bullet>
      <text:list-level-style-bullet text:level="2" text:bullet-char="§">
        <style:list-level-properties text:space-before="0.745cm" text:min-label-width="0.498cm"/>
        <style:text-properties fo:font-family="Wingdings" style:font-pitch="variable" fo:color="#000080" fo:font-size="100%"/>
      </text:list-level-style-bullet>
      <text:list-level-style-bullet text:level="3" text:bullet-char="§">
        <style:list-level-properties text:space-before="1.98cm" text:min-label-width="0.498cm"/>
        <style:text-properties fo:font-family="Wingdings" style:font-pitch="variable" fo:color="#000080" fo:font-size="100%"/>
      </text:list-level-style-bullet>
      <text:list-level-style-bullet text:level="4" text:bullet-char="§">
        <style:list-level-properties text:space-before="2.977cm" text:min-label-width="0.498cm"/>
        <style:text-properties fo:font-family="Wingdings" style:font-pitch="variable" fo:color="#000080" fo:font-size="100%"/>
      </text:list-level-style-bullet>
      <text:list-level-style-bullet text:level="5" text:bullet-char="§">
        <style:list-level-properties text:space-before="3.978cm" text:min-label-width="0.498cm"/>
        <style:text-properties fo:font-family="Wingdings" style:font-pitch="variable" fo:color="#000080" fo:font-size="100%"/>
      </text:list-level-style-bullet>
      <text:list-level-style-bullet text:level="6" text:bullet-char="§">
        <style:list-level-properties text:space-before="5.852cm" text:min-label-width="0.498cm"/>
        <style:text-properties fo:font-family="Wingdings" style:font-pitch="variable" fo:color="#000080" fo:font-size="100%"/>
      </text:list-level-style-bullet>
      <text:list-level-style-bullet text:level="7" text:bullet-char="§">
        <style:list-level-properties text:space-before="7.122cm" text:min-label-width="0.498cm"/>
        <style:text-properties fo:font-family="Wingdings" style:font-pitch="variable" fo:color="#000080" fo:font-size="100%"/>
      </text:list-level-style-bullet>
      <text:list-level-style-bullet text:level="8" text:bullet-char="§">
        <style:list-level-properties text:space-before="8.392cm" text:min-label-width="0.498cm"/>
        <style:text-properties fo:font-family="Wingdings" style:font-pitch="variable" fo:color="#000080" fo:font-size="100%"/>
      </text:list-level-style-bullet>
      <text:list-level-style-bullet text:level="9" text:bullet-char="§">
        <style:list-level-properties text:space-before="9.662cm" text:min-label-width="0.498cm"/>
        <style:text-properties fo:font-family="Wingdings" style:font-pitch="variable" fo:color="#000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∙">
        <style:list-level-properties text:space-before="0.45cm" text:min-label-width="0.503cm"/>
        <style:text-properties fo:font-family="'Lucida Sans Unicode'" style:font-family-generic="swiss" style:font-pitch="variable" fo:color="#000080" fo:font-size="100%"/>
      </text:list-level-style-bullet>
      <text:list-level-style-bullet text:level="2" text:bullet-char="∙">
        <style:list-level-properties text:space-before="0.741cm" text:min-label-width="0.503cm"/>
        <style:text-properties fo:font-family="'Lucida Sans Unicode'" style:font-family-generic="swiss" style:font-pitch="variable" fo:color="#000080" fo:font-size="100%"/>
      </text:list-level-style-bullet>
      <text:list-level-style-bullet text:level="3" text:bullet-char="∙">
        <style:list-level-properties text:space-before="1.976cm" text:min-label-width="0.503cm"/>
        <style:text-properties fo:font-family="'Lucida Sans Unicode'" style:font-family-generic="swiss" style:font-pitch="variable" fo:color="#000080" fo:font-size="100%"/>
      </text:list-level-style-bullet>
      <text:list-level-style-bullet text:level="4" text:bullet-char="∙">
        <style:list-level-properties text:space-before="2.972cm" text:min-label-width="0.503cm"/>
        <style:text-properties fo:font-family="'Lucida Sans Unicode'" style:font-family-generic="swiss" style:font-pitch="variable" fo:color="#000080" fo:font-size="100%"/>
      </text:list-level-style-bullet>
      <text:list-level-style-bullet text:level="5" text:bullet-char="∙">
        <style:list-level-properties text:space-before="3.973cm" text:min-label-width="0.503cm"/>
        <style:text-properties fo:font-family="'Lucida Sans Unicode'" style:font-family-generic="swiss" style:font-pitch="variable" fo:color="#000080" fo:font-size="100%"/>
      </text:list-level-style-bullet>
      <text:list-level-style-bullet text:level="6" text:bullet-char="∙">
        <style:list-level-properties text:space-before="5.847cm" text:min-label-width="0.503cm"/>
        <style:text-properties fo:font-family="'Lucida Sans Unicode'" style:font-family-generic="swiss" style:font-pitch="variable" fo:color="#000080" fo:font-size="100%"/>
      </text:list-level-style-bullet>
      <text:list-level-style-bullet text:level="7" text:bullet-char="∙">
        <style:list-level-properties text:space-before="7.117cm" text:min-label-width="0.503cm"/>
        <style:text-properties fo:font-family="'Lucida Sans Unicode'" style:font-family-generic="swiss" style:font-pitch="variable" fo:color="#000080" fo:font-size="100%"/>
      </text:list-level-style-bullet>
      <text:list-level-style-bullet text:level="8" text:bullet-char="∙">
        <style:list-level-properties text:space-before="8.387cm" text:min-label-width="0.503cm"/>
        <style:text-properties fo:font-family="'Lucida Sans Unicode'" style:font-family-generic="swiss" style:font-pitch="variable" fo:color="#000080" fo:font-size="100%"/>
      </text:list-level-style-bullet>
      <text:list-level-style-bullet text:level="9" text:bullet-char="∙">
        <style:list-level-properties text:space-before="9.657cm" text:min-label-width="0.503cm"/>
        <style:text-properties fo:font-family="'Lucida Sans Unicode'" style:font-family-generic="swiss" style:font-pitch="variable" fo:color="#000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44cm"/>
        <style:text-properties style:use-window-font-color="true" fo:font-size="45%"/>
      </text:list-level-style-number>
      <text:list-level-style-number text:level="3" style:num-format="">
        <style:list-level-properties text:space-before="2.478cm"/>
        <style:text-properties style:use-window-font-color="true" fo:font-size="45%"/>
      </text:list-level-style-number>
      <text:list-level-style-number text:level="4" style:num-format="">
        <style:list-level-properties text:space-before="3.475cm"/>
        <style:text-properties style:use-window-font-color="true" fo:font-size="45%"/>
      </text:list-level-style-number>
      <text:list-level-style-number text:level="5" style:num-format="">
        <style:list-level-properties text:space-before="4.476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Rectangle 2" draw:style-name="Mgr1" draw:text-style-name="MP1" draw:layer="backgroundobjects" svg:width="8.546cm" svg:height="1.42cm" svg:x="0cm" svg:y="0cm" presentation:class="header">
        <draw:text-box>
          <text:p/>
        </draw:text-box>
      </draw:frame>
      <draw:frame draw:name="Rectangle 3" draw:style-name="Mgr1" draw:text-style-name="MP1" draw:layer="backgroundobjects" svg:width="8.546cm" svg:height="1.42cm" svg:x="11.17cm" svg:y="0cm" presentation:class="date-time">
        <draw:text-box>
          <text:p/>
        </draw:text-box>
      </draw:frame>
      <draw:frame draw:name="Rectangle 4" draw:style-name="Mgr2" draw:text-style-name="MP1" draw:layer="backgroundobjects" svg:width="8.546cm" svg:height="1.42cm" svg:x="0cm" svg:y="27.005cm" presentation:class="footer">
        <draw:text-box>
          <text:p/>
        </draw:text-box>
      </draw:frame>
      <draw:frame draw:name="Rectangle 5" draw:style-name="Mgr2" draw:text-style-name="MP1" draw:layer="backgroundobjects" svg:width="8.546cm" svg:height="1.42cm" svg:x="11.17cm" svg:y="27.00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087cm" svg:height="6.063cm" svg:x="1.38cm" svg:y="2.937cm" draw:page-number="1"/>
      <draw:page-thumbnail draw:layer="backgroundobjects" svg:width="8.087cm" svg:height="6.063cm" svg:x="10.253cm" svg:y="2.937cm"/>
      <draw:page-thumbnail draw:layer="backgroundobjects" svg:width="8.087cm" svg:height="6.063cm" svg:x="1.38cm" svg:y="11.183cm"/>
      <draw:page-thumbnail draw:layer="backgroundobjects" svg:width="8.087cm" svg:height="6.063cm" svg:x="10.253cm" svg:y="11.183cm"/>
      <draw:page-thumbnail draw:layer="backgroundobjects" svg:width="8.087cm" svg:height="6.063cm" svg:x="1.38cm" svg:y="19.429cm"/>
      <draw:page-thumbnail draw:layer="backgroundobjects" svg:width="8.087cm" svg:height="6.063cm" svg:x="10.253cm" svg:y="19.429cm"/>
    </style:handout-master>
    <style:master-page style:name="Master1-Präsentation-3" style:page-layout-name="PM1" draw:style-name="Mdp1">
      <draw:frame draw:name="Rectangle 4" presentation:style-name="Mpr1" draw:text-style-name="MP1" draw:layer="backgroundobjects" svg:width="26.383cm" svg:height="17.171cm" svg:x="1.001cm" svg:y="2.099cm" presentation:class="outline">
        <draw:text-box>
          <text:list text:style-name="ML2">
            <text:list-item>
              <text:p text:style-name="MP3"><text:span text:style-name="MT2">Hier klicken, um …</text:span></text:p>
            </text:list-item>
          </text:list>
          <text:list text:style-name="ML3">
            <text:list-item>
              <text:list>
                <text:list-item>
                  <text:p text:style-name="MP4"><text:span text:style-name="MT3">Ers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5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3" presentation:style-name="Mpr2" draw:text-style-name="MP1" draw:layer="backgroundobjects" svg:width="23.006cm" svg:height="1.332cm" svg:x="0.997cm" svg:y="0.322cm" presentation:class="title">
        <draw:text-box>
          <text:p/>
        </draw:text-box>
      </draw:frame>
      <draw:frame draw:name="Rectangle 5" presentation:style-name="Mpr3" draw:text-style-name="MP1" draw:layer="backgroundobjects" svg:width="21.578cm" svg:height="0.466cm" svg:x="0.423cm" svg:y="20.286cm" presentation:class="footer">
        <draw:text-box>
          <text:p text:style-name="MP8"><text:span text:style-name="MT6">Name, Vorname - Datum</text:span></text:p>
        </draw:text-box>
      </draw:frame>
      <draw:custom-shape draw:name="Rectangle 20" draw:style-name="Mgr3" draw:text-style-name="MP1" draw:layer="backgroundobjects" svg:width="2.038cm" svg:height="0.466cm" svg:x="26.811cm" svg:y="20.263cm">
        <text:p text:style-name="MP9"><text:span text:style-name="MT7"><text:page-number>&lt;Nummer&gt;</text:page-number></text:span></text:p>
        <draw:enhanced-geometry svg:viewBox="0 0 21600 21600" draw:type="non-primitive" draw:enhanced-path="M 0 0 L 21600 0 21600 21600 0 21600 Z N"/>
      </draw:custom-shape>
      <draw:custom-shape draw:name="Rectangle 31" draw:style-name="Mgr4" draw:text-style-name="MP1" draw:layer="backgroundobjects" svg:width="22.494cm" svg:height="0.101cm" svg:x="0cm" svg:y="1.724cm">
        <text:p/>
        <draw:enhanced-geometry svg:viewBox="0 0 21600 21600" draw:type="non-primitive" draw:enhanced-path="M 0 0 L 21600 0 21600 21600 0 21600 Z N"/>
      </draw:custom-shape>
      <draw:custom-shape draw:name="Rectangle 34" draw:style-name="Mgr4" draw:text-style-name="MP1" draw:layer="backgroundobjects" svg:width="27.993cm" svg:height="0.101cm" svg:x="0cm" svg:y="19.941cm">
        <text:p/>
        <draw:enhanced-geometry svg:viewBox="0 0 21600 21600" draw:type="non-primitive" draw:enhanced-path="M 0 0 L 21600 0 21600 21600 0 21600 Z N"/>
      </draw:custom-shape>
      <draw:frame draw:name="Grafik 9" draw:style-name="Mgr5" draw:text-style-name="MP10" draw:layer="backgroundobjects" svg:width="3.019cm" svg:height="2.419cm" svg:x="24.287cm" svg:y="0.356cm">
        <draw:image xlink:href="Pictures/1000000000000134000000E86B6C07C4.jpg" xlink:type="simple" xlink:show="embed" xlink:actuate="onLoad">
          <text:p/>
        </draw:image>
      </draw:frame>
      <presentation:notes style:page-layout-name="PM0">
        <draw:frame draw:name="Rectangle 2" presentation:style-name="Mpr4" draw:text-style-name="MP1" draw:layer="backgroundobjects" svg:width="8.546cm" svg:height="1.42cm" svg:x="0cm" svg:y="0cm" presentation:class="header">
          <draw:text-box>
            <text:p/>
          </draw:text-box>
        </draw:frame>
        <draw:frame draw:name="Rectangle 3" presentation:style-name="Mpr4" draw:text-style-name="MP1" draw:layer="backgroundobjects" svg:width="8.546cm" svg:height="1.42cm" svg:x="11.17cm" svg:y="0cm" presentation:class="date-time">
          <draw:text-box>
            <text:p/>
          </draw:text-box>
        </draw:frame>
        <draw:page-thumbnail draw:name="Rectangle 4" presentation:style-name="Master1-Präsentation-3-title" draw:layer="backgroundobjects" svg:width="14.208cm" svg:height="10.658cm" svg:x="2.756cm" svg:y="2.134cm" presentation:class="page"/>
        <draw:frame draw:name="Rectangle 5" presentation:style-name="Mpr5" draw:text-style-name="MP1" draw:layer="backgroundobjects" svg:width="15.778cm" svg:height="12.793cm" svg:x="1.971cm" svg:y="13.503cm" presentation:class="notes">
          <draw:text-box>
            <text:p text:style-name="MP11"><text:span text:style-name="MT8">Textmasterformate durch Klicken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6" draw:text-style-name="MP1" draw:layer="backgroundobjects" svg:width="8.546cm" svg:height="1.42cm" svg:x="0cm" svg:y="27.005cm" presentation:class="footer">
          <draw:text-box>
            <text:p/>
          </draw:text-box>
        </draw:frame>
        <draw:frame draw:name="Rectangle 7" presentation:style-name="Mpr6" draw:text-style-name="MP1" draw:layer="backgroundobjects" svg:width="8.546cm" svg:height="1.42cm" svg:x="11.17cm" svg:y="27.005cm" presentation:class="page-number">
          <draw:text-box>
            <text:p text:style-name="MP2"><text:span text:style-name="MT8"><text:page-number>&lt;Numm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custom-shape draw:name="Rectangle 12" draw:style-name="Mgr4" draw:text-style-name="MP1" draw:layer="backgroundobjects" svg:width="22.494cm" svg:height="0.101cm" svg:x="0cm" svg:y="1.724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" draw:layer="backgroundobjects" svg:width="27.993cm" svg:height="0.101cm" svg:x="0cm" svg:y="19.941cm">
        <text:p/>
        <draw:enhanced-geometry svg:viewBox="0 0 21600 21600" draw:type="non-primitive" draw:enhanced-path="M 0 0 L 21600 0 21600 21600 0 21600 Z N"/>
      </draw:custom-shape>
      <draw:frame draw:name="Rectangle 2" presentation:style-name="Mpr7" draw:text-style-name="MP1" draw:layer="backgroundobjects" svg:width="23.804cm" svg:height="4.626cm" svg:x="2.231cm" svg:y="6.31cm" presentation:class="title">
        <draw:text-box>
          <text:p/>
        </draw:text-box>
      </draw:frame>
      <draw:frame draw:name="Rectangle 3" presentation:style-name="Mpr8" draw:text-style-name="MP1" draw:layer="backgroundobjects" svg:width="10.804cm" svg:height="1.297cm" svg:x="8.63cm" svg:y="11.426cm" presentation:class="subtitle">
        <draw:text-box>
          <text:p/>
        </draw:text-box>
      </draw:frame>
      <draw:frame presentation:style-name="Master1-Layout1-title-Titelfolie-outline1" draw:layer="backgroundobjects" svg:width="24.64cm" svg:height="12.181cm" svg:x="1.4cm" svg:y="4.914cm" presentation:class="outline" presentation:placeholder="true">
        <draw:text-box/>
      </draw:frame>
      <draw:frame draw:name="Grafik 9" draw:style-name="Mgr5" draw:text-style-name="MP10" draw:layer="backgroundobjects" svg:width="3.019cm" svg:height="2.419cm" svg:x="24.286cm" svg:y="0.355cm">
        <draw:image xlink:href="Pictures/1000000000000134000000E86B6C07C4.jpg" xlink:type="simple" xlink:show="embed" xlink:actuate="onLoad">
          <text:p/>
        </draw:image>
      </draw:frame>
      <presentation:notes style:page-layout-name="PM0">
        <draw:frame draw:name="Rectangle 2" presentation:style-name="Mpr9" draw:text-style-name="MP1" draw:layer="backgroundobjects" svg:width="8.546cm" svg:height="1.42cm" svg:x="0cm" svg:y="0cm" presentation:class="header">
          <draw:text-box>
            <text:p/>
          </draw:text-box>
        </draw:frame>
        <draw:frame draw:name="Rectangle 3" presentation:style-name="Mpr9" draw:text-style-name="MP1" draw:layer="backgroundobjects" svg:width="8.546cm" svg:height="1.42cm" svg:x="11.17cm" svg:y="0cm" presentation:class="date-time">
          <draw:text-box>
            <text:p/>
          </draw:text-box>
        </draw:frame>
        <draw:page-thumbnail draw:name="Rectangle 4" presentation:style-name="Master1-Layout1-title-Titelfolie-title" draw:layer="backgroundobjects" svg:width="14.208cm" svg:height="10.658cm" svg:x="2.756cm" svg:y="2.134cm" presentation:class="page"/>
        <draw:frame draw:name="Rectangle 5" presentation:style-name="Mpr10" draw:text-style-name="MP1" draw:layer="backgroundobjects" svg:width="15.778cm" svg:height="12.793cm" svg:x="1.971cm" svg:y="13.503cm" presentation:class="notes">
          <draw:text-box>
            <text:p text:style-name="MP11"><text:span text:style-name="MT8">Textmasterformate durch Klicken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1" draw:text-style-name="MP1" draw:layer="backgroundobjects" svg:width="8.546cm" svg:height="1.42cm" svg:x="0cm" svg:y="27.005cm" presentation:class="footer">
          <draw:text-box>
            <text:p/>
          </draw:text-box>
        </draw:frame>
        <draw:frame draw:name="Rectangle 7" presentation:style-name="Mpr11" draw:text-style-name="MP1" draw:layer="backgroundobjects" svg:width="8.546cm" svg:height="1.42cm" svg:x="11.17cm" svg:y="27.005cm" presentation:class="page-number">
          <draw:text-box>
            <text:p text:style-name="MP2"><text:span text:style-name="MT8"><text:page-number>&lt;Numm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custom-shape draw:name="Rectangle 20" draw:style-name="Mgr3" draw:text-style-name="MP1" draw:layer="Master1-bg" svg:width="2.038cm" svg:height="0.466cm" svg:x="26.811cm" svg:y="20.263cm">
        <text:p text:style-name="MP9"><text:span text:style-name="MT7"><text:page-number>&lt;Nummer&gt;</text:page-number></text:span></text:p>
        <draw:enhanced-geometry svg:viewBox="0 0 21600 21600" draw:type="non-primitive" draw:enhanced-path="M 0 0 L 21600 0 21600 21600 0 21600 Z N"/>
      </draw:custom-shape>
      <draw:custom-shape draw:name="Rectangle 31" draw:style-name="Mgr4" draw:text-style-name="MP1" draw:layer="Master1-bg" svg:width="22.494cm" svg:height="0.101cm" svg:x="0cm" svg:y="1.724cm">
        <text:p/>
        <draw:enhanced-geometry svg:viewBox="0 0 21600 21600" draw:type="non-primitive" draw:enhanced-path="M 0 0 L 21600 0 21600 21600 0 21600 Z N"/>
      </draw:custom-shape>
      <draw:custom-shape draw:name="Rectangle 34" draw:style-name="Mgr4" draw:text-style-name="MP1" draw:layer="Master1-bg" svg:width="27.993cm" svg:height="0.101cm" svg:x="0cm" svg:y="19.941cm">
        <text:p/>
        <draw:enhanced-geometry svg:viewBox="0 0 21600 21600" draw:type="non-primitive" draw:enhanced-path="M 0 0 L 21600 0 21600 21600 0 21600 Z N"/>
      </draw:custom-shape>
      <draw:frame draw:name="Titel 1" presentation:style-name="Mpr12" draw:text-style-name="MP1" draw:layer="backgroundobjects" svg:width="23.006cm" svg:height="1.332cm" svg:x="0.997cm" svg:y="0.322cm" presentation:class="title">
        <draw:text-box>
          <text:p text:style-name="MP8"><text:span text:style-name="MT9">Titelmasterformat durch Klicken bearbeiten</text:span></text:p>
        </draw:text-box>
      </draw:frame>
      <draw:frame draw:name="Inhaltsplatzhalter 2" presentation:style-name="Mpr13" draw:text-style-name="MP1" draw:layer="backgroundobjects" svg:width="26.383cm" svg:height="17.171cm" svg:x="1.001cm" svg:y="2.099cm" presentation:class="title">
        <draw:text-box>
          <text:p text:style-name="MP3"><text:span text:style-name="MT2">Textmasterformate durch Klicken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Rectangle 5" presentation:style-name="Mpr14" draw:text-style-name="MP1" draw:layer="backgroundobjects" svg:width="21.578cm" svg:height="0.466cm" svg:x="0.423cm" svg:y="20.286cm" presentation:class="footer">
        <draw:text-box>
          <text:p text:style-name="MP8"><text:span text:style-name="MT6">Name, Vorname - Datum</text:span></text:p>
        </draw:text-box>
      </draw:frame>
      <draw:frame presentation:style-name="Master1-Layout2-obj-Titel-und-Inhalt-outline1" draw:layer="backgroundobjects" svg:width="24.64cm" svg:height="12.181cm" svg:x="1.4cm" svg:y="4.914cm" presentation:class="outline" presentation:placeholder="true">
        <draw:text-box/>
      </draw:frame>
      <draw:frame draw:name="Grafik 9" draw:style-name="Mgr5" draw:text-style-name="MP10" draw:layer="backgroundobjects" svg:width="3.019cm" svg:height="2.419cm" svg:x="24.287cm" svg:y="0.356cm">
        <draw:image xlink:href="Pictures/1000000000000134000000E86B6C07C4.jpg" xlink:type="simple" xlink:show="embed" xlink:actuate="onLoad">
          <text:p/>
        </draw:image>
      </draw:frame>
      <presentation:notes style:page-layout-name="PM0">
        <draw:frame draw:name="Rectangle 2" presentation:style-name="Mpr15" draw:text-style-name="MP1" draw:layer="backgroundobjects" svg:width="8.546cm" svg:height="1.42cm" svg:x="0cm" svg:y="0cm" presentation:class="header">
          <draw:text-box>
            <text:p/>
          </draw:text-box>
        </draw:frame>
        <draw:frame draw:name="Rectangle 3" presentation:style-name="Mpr15" draw:text-style-name="MP1" draw:layer="backgroundobjects" svg:width="8.546cm" svg:height="1.42cm" svg:x="11.17cm" svg:y="0cm" presentation:class="date-time">
          <draw:text-box>
            <text:p/>
          </draw:text-box>
        </draw:frame>
        <draw:page-thumbnail draw:name="Rectangle 4" presentation:style-name="Master1-Layout2-obj-Titel-und-Inhalt-title" draw:layer="backgroundobjects" svg:width="14.208cm" svg:height="10.658cm" svg:x="2.756cm" svg:y="2.134cm" presentation:class="page"/>
        <draw:frame draw:name="Rectangle 5" presentation:style-name="Mpr16" draw:text-style-name="MP1" draw:layer="backgroundobjects" svg:width="15.778cm" svg:height="12.793cm" svg:x="1.971cm" svg:y="13.503cm" presentation:class="notes">
          <draw:text-box>
            <text:p text:style-name="MP11"><text:span text:style-name="MT8">Textmasterformate durch Klicken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7" draw:text-style-name="MP1" draw:layer="backgroundobjects" svg:width="8.546cm" svg:height="1.42cm" svg:x="0cm" svg:y="27.005cm" presentation:class="footer">
          <draw:text-box>
            <text:p/>
          </draw:text-box>
        </draw:frame>
        <draw:frame draw:name="Rectangle 7" presentation:style-name="Mpr17" draw:text-style-name="MP1" draw:layer="backgroundobjects" svg:width="8.546cm" svg:height="1.42cm" svg:x="11.17cm" svg:y="27.005cm" presentation:class="page-number">
          <draw:text-box>
            <text:p text:style-name="MP2"><text:span text:style-name="MT8"><text:page-number>&lt;Nummer&gt;</text:page-number></text:span></text:p>
          </draw:text-box>
        </draw:frame>
      </presentation:notes>
    </style:master-page>
    <style:master-page style:name="Master1-Layout3-secHead-Abschnittsüberschrift" style:page-layout-name="PM1" draw:style-name="Mdp1">
      <draw:custom-shape draw:name="Rectangle 20" draw:style-name="Mgr3" draw:text-style-name="MP1" draw:layer="Master1-bg" svg:width="2.038cm" svg:height="0.466cm" svg:x="26.811cm" svg:y="20.263cm">
        <text:p text:style-name="MP9"><text:span text:style-name="MT7"><text:page-number>&lt;Nummer&gt;</text:page-number></text:span></text:p>
        <draw:enhanced-geometry svg:viewBox="0 0 21600 21600" draw:type="non-primitive" draw:enhanced-path="M 0 0 L 21600 0 21600 21600 0 21600 Z N"/>
      </draw:custom-shape>
      <draw:custom-shape draw:name="Rectangle 31" draw:style-name="Mgr4" draw:text-style-name="MP1" draw:layer="Master1-bg" svg:width="22.494cm" svg:height="0.101cm" svg:x="0cm" svg:y="1.724cm">
        <text:p/>
        <draw:enhanced-geometry svg:viewBox="0 0 21600 21600" draw:type="non-primitive" draw:enhanced-path="M 0 0 L 21600 0 21600 21600 0 21600 Z N"/>
      </draw:custom-shape>
      <draw:custom-shape draw:name="Rectangle 34" draw:style-name="Mgr4" draw:text-style-name="MP1" draw:layer="Master1-bg" svg:width="27.993cm" svg:height="0.101cm" svg:x="0cm" svg:y="19.941cm">
        <text:p/>
        <draw:enhanced-geometry svg:viewBox="0 0 21600 21600" draw:type="non-primitive" draw:enhanced-path="M 0 0 L 21600 0 21600 21600 0 21600 Z N"/>
      </draw:custom-shape>
      <draw:frame draw:name="Titel 1" presentation:style-name="Mpr18" draw:text-style-name="MP1" draw:layer="backgroundobjects" svg:width="23.799cm" svg:height="4.172cm" svg:x="2.214cm" svg:y="13.498cm" presentation:class="title">
        <draw:text-box>
          <text:p text:style-name="MP8"><text:span text:style-name="MT10">Titelmasterformat durch Klicken bearbeiten</text:span></text:p>
        </draw:text-box>
      </draw:frame>
      <draw:frame draw:name="Textplatzhalter 2" presentation:style-name="Mpr19" draw:text-style-name="MP1" draw:layer="backgroundobjects" svg:width="23.799cm" svg:height="4.595cm" svg:x="2.214cm" svg:y="8.903cm" presentation:class="outline">
        <draw:text-box>
          <text:list text:style-name="ML10">
            <text:list-item>
              <text:p text:style-name="MP16"><text:span text:style-name="MT11">Textmasterformate durch Klicken bearbeiten</text:span></text:p>
            </text:list-item>
          </text:list>
        </draw:text-box>
      </draw:frame>
      <draw:frame draw:name="Rectangle 5" presentation:style-name="Mpr20" draw:text-style-name="MP1" draw:layer="backgroundobjects" svg:width="21.578cm" svg:height="0.466cm" svg:x="0.423cm" svg:y="20.286cm" presentation:class="footer">
        <draw:text-box>
          <text:p text:style-name="MP8"><text:span text:style-name="MT6">Name, Vorname - Datum</text:span></text:p>
        </draw:text-box>
      </draw:frame>
      <draw:frame draw:name="Grafik 9" draw:style-name="Mgr5" draw:text-style-name="MP10" draw:layer="backgroundobjects" svg:width="3.019cm" svg:height="2.419cm" svg:x="24.287cm" svg:y="0.356cm">
        <draw:image xlink:href="Pictures/1000000000000134000000E86B6C07C4.jpg" xlink:type="simple" xlink:show="embed" xlink:actuate="onLoad">
          <text:p/>
        </draw:image>
      </draw:frame>
      <presentation:notes style:page-layout-name="PM0">
        <draw:frame draw:name="Rectangle 2" presentation:style-name="Mpr21" draw:text-style-name="MP1" draw:layer="backgroundobjects" svg:width="8.546cm" svg:height="1.42cm" svg:x="0cm" svg:y="0cm" presentation:class="header">
          <draw:text-box>
            <text:p/>
          </draw:text-box>
        </draw:frame>
        <draw:frame draw:name="Rectangle 3" presentation:style-name="Mpr21" draw:text-style-name="MP1" draw:layer="backgroundobjects" svg:width="8.546cm" svg:height="1.42cm" svg:x="11.17cm" svg:y="0cm" presentation:class="date-time">
          <draw:text-box>
            <text:p/>
          </draw:text-box>
        </draw:frame>
        <draw:page-thumbnail draw:name="Rectangle 4" presentation:style-name="Master1-Layout3-secHead-Abschnittsüberschrift-title" draw:layer="backgroundobjects" svg:width="14.208cm" svg:height="10.658cm" svg:x="2.756cm" svg:y="2.134cm" presentation:class="page"/>
        <draw:frame draw:name="Rectangle 5" presentation:style-name="Mpr22" draw:text-style-name="MP1" draw:layer="backgroundobjects" svg:width="15.778cm" svg:height="12.793cm" svg:x="1.971cm" svg:y="13.503cm" presentation:class="notes">
          <draw:text-box>
            <text:p text:style-name="MP11"><text:span text:style-name="MT8">Textmasterformate durch Klicken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3" draw:text-style-name="MP1" draw:layer="backgroundobjects" svg:width="8.546cm" svg:height="1.42cm" svg:x="0cm" svg:y="27.005cm" presentation:class="footer">
          <draw:text-box>
            <text:p/>
          </draw:text-box>
        </draw:frame>
        <draw:frame draw:name="Rectangle 7" presentation:style-name="Mpr23" draw:text-style-name="MP1" draw:layer="backgroundobjects" svg:width="8.546cm" svg:height="1.42cm" svg:x="11.17cm" svg:y="27.005cm" presentation:class="page-number">
          <draw:text-box>
            <text:p text:style-name="MP2"><text:span text:style-name="MT8"><text:page-number>&lt;Numm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custom-shape draw:name="Rectangle 20" draw:style-name="Mgr3" draw:text-style-name="MP1" draw:layer="Master1-bg" svg:width="2.038cm" svg:height="0.466cm" svg:x="26.811cm" svg:y="20.263cm">
        <text:p text:style-name="MP9"><text:span text:style-name="MT7"><text:page-number>&lt;Nummer&gt;</text:page-number></text:span></text:p>
        <draw:enhanced-geometry svg:viewBox="0 0 21600 21600" draw:type="non-primitive" draw:enhanced-path="M 0 0 L 21600 0 21600 21600 0 21600 Z N"/>
      </draw:custom-shape>
      <draw:custom-shape draw:name="Rectangle 31" draw:style-name="Mgr4" draw:text-style-name="MP1" draw:layer="Master1-bg" svg:width="22.494cm" svg:height="0.101cm" svg:x="0cm" svg:y="1.724cm">
        <text:p/>
        <draw:enhanced-geometry svg:viewBox="0 0 21600 21600" draw:type="non-primitive" draw:enhanced-path="M 0 0 L 21600 0 21600 21600 0 21600 Z N"/>
      </draw:custom-shape>
      <draw:custom-shape draw:name="Rectangle 34" draw:style-name="Mgr4" draw:text-style-name="MP1" draw:layer="Master1-bg" svg:width="27.993cm" svg:height="0.101cm" svg:x="0cm" svg:y="19.941cm">
        <text:p/>
        <draw:enhanced-geometry svg:viewBox="0 0 21600 21600" draw:type="non-primitive" draw:enhanced-path="M 0 0 L 21600 0 21600 21600 0 21600 Z N"/>
      </draw:custom-shape>
      <draw:frame draw:name="Titel 1" presentation:style-name="Mpr24" draw:text-style-name="MP1" draw:layer="backgroundobjects" svg:width="23.006cm" svg:height="1.332cm" svg:x="0.997cm" svg:y="0.322cm" presentation:class="title">
        <draw:text-box>
          <text:p text:style-name="MP8"><text:span text:style-name="MT9">Titelmasterformat durch Klicken bearbeiten</text:span></text:p>
        </draw:text-box>
      </draw:frame>
      <draw:frame draw:name="Inhaltsplatzhalter 2" presentation:style-name="Mpr25" draw:text-style-name="MP1" draw:layer="backgroundobjects" svg:width="12.978cm" svg:height="17.171cm" svg:x="1.001cm" svg:y="2.099cm" presentation:class="title">
        <draw:text-box>
          <text:p text:style-name="MP17"><text:span text:style-name="MT12">Textmasterformate durch Klicken bearbeiten</text:span><text:span text:style-name="MT12"><text:line-break/></text:span><text:span text:style-name="MT2">Zweite Ebene</text:span><text:span text:style-name="MT2"><text:line-break/></text:span><text:span text:style-name="MT11">Dritte Ebene</text:span><text:span text:style-name="MT11"><text:line-break/></text:span><text:span text:style-name="MT13">Vierte Ebene</text:span><text:span text:style-name="MT13"><text:line-break/></text:span><text:span text:style-name="MT13">Fünfte Ebene</text:span></text:p>
        </draw:text-box>
      </draw:frame>
      <draw:frame draw:name="Inhaltsplatzhalter 3" presentation:style-name="Mpr25" draw:text-style-name="MP1" draw:layer="backgroundobjects" svg:width="12.982cm" svg:height="17.171cm" svg:x="14.402cm" svg:y="2.099cm" presentation:class="title">
        <draw:text-box>
          <text:p text:style-name="MP17"><text:span text:style-name="MT12">Textmasterformate durch Klicken bearbeiten</text:span><text:span text:style-name="MT12"><text:line-break/></text:span><text:span text:style-name="MT2">Zweite Ebene</text:span><text:span text:style-name="MT2"><text:line-break/></text:span><text:span text:style-name="MT11">Dritte Ebene</text:span><text:span text:style-name="MT11"><text:line-break/></text:span><text:span text:style-name="MT13">Vierte Ebene</text:span><text:span text:style-name="MT13"><text:line-break/></text:span><text:span text:style-name="MT13">Fünfte Ebene</text:span></text:p>
        </draw:text-box>
      </draw:frame>
      <draw:frame draw:name="Rectangle 5" presentation:style-name="Mpr26" draw:text-style-name="MP1" draw:layer="backgroundobjects" svg:width="21.578cm" svg:height="0.466cm" svg:x="0.423cm" svg:y="20.286cm" presentation:class="footer">
        <draw:text-box>
          <text:p text:style-name="MP8"><text:span text:style-name="MT6">Name, Vorname - Datum</text:span></text:p>
        </draw:text-box>
      </draw:frame>
      <draw:frame draw:name="Grafik 9" draw:style-name="Mgr5" draw:text-style-name="MP10" draw:layer="backgroundobjects" svg:width="3.019cm" svg:height="2.419cm" svg:x="24.287cm" svg:y="0.356cm">
        <draw:image xlink:href="Pictures/1000000000000134000000E86B6C07C4.jpg" xlink:type="simple" xlink:show="embed" xlink:actuate="onLoad">
          <text:p/>
        </draw:image>
      </draw:frame>
      <presentation:notes style:page-layout-name="PM0">
        <draw:frame draw:name="Rectangle 2" presentation:style-name="Mpr27" draw:text-style-name="MP1" draw:layer="backgroundobjects" svg:width="8.546cm" svg:height="1.42cm" svg:x="0cm" svg:y="0cm" presentation:class="header">
          <draw:text-box>
            <text:p/>
          </draw:text-box>
        </draw:frame>
        <draw:frame draw:name="Rectangle 3" presentation:style-name="Mpr27" draw:text-style-name="MP1" draw:layer="backgroundobjects" svg:width="8.546cm" svg:height="1.42cm" svg:x="11.17cm" svg:y="0cm" presentation:class="date-time">
          <draw:text-box>
            <text:p/>
          </draw:text-box>
        </draw:frame>
        <draw:page-thumbnail draw:name="Rectangle 4" presentation:style-name="Master1-Layout4-twoObj-Zwei-Inhalte-title" draw:layer="backgroundobjects" svg:width="14.208cm" svg:height="10.658cm" svg:x="2.756cm" svg:y="2.134cm" presentation:class="page"/>
        <draw:frame draw:name="Rectangle 5" presentation:style-name="Mpr28" draw:text-style-name="MP1" draw:layer="backgroundobjects" svg:width="15.778cm" svg:height="12.793cm" svg:x="1.971cm" svg:y="13.503cm" presentation:class="notes">
          <draw:text-box>
            <text:p text:style-name="MP11"><text:span text:style-name="MT8">Textmasterformate durch Klicken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9" draw:text-style-name="MP1" draw:layer="backgroundobjects" svg:width="8.546cm" svg:height="1.42cm" svg:x="0cm" svg:y="27.005cm" presentation:class="footer">
          <draw:text-box>
            <text:p/>
          </draw:text-box>
        </draw:frame>
        <draw:frame draw:name="Rectangle 7" presentation:style-name="Mpr29" draw:text-style-name="MP1" draw:layer="backgroundobjects" svg:width="8.546cm" svg:height="1.42cm" svg:x="11.17cm" svg:y="27.005cm" presentation:class="page-number">
          <draw:text-box>
            <text:p text:style-name="MP2"><text:span text:style-name="MT8"><text:page-number>&lt;Nummer&gt;</text:page-number></text:span></text:p>
          </draw:text-box>
        </draw:frame>
      </presentation:notes>
    </style:master-page>
    <style:master-page style:name="Master1-Layout5-cust-Vergleich" style:page-layout-name="PM1" draw:style-name="Mdp1">
      <draw:custom-shape draw:name="Rectangle 20" draw:style-name="Mgr3" draw:text-style-name="MP1" draw:layer="Master1-bg" svg:width="2.038cm" svg:height="0.466cm" svg:x="26.811cm" svg:y="20.263cm">
        <text:p text:style-name="MP9"><text:span text:style-name="MT7"><text:page-number>&lt;Nummer&gt;</text:page-number></text:span></text:p>
        <draw:enhanced-geometry svg:viewBox="0 0 21600 21600" draw:type="non-primitive" draw:enhanced-path="M 0 0 L 21600 0 21600 21600 0 21600 Z N"/>
      </draw:custom-shape>
      <draw:custom-shape draw:name="Rectangle 31" draw:style-name="Mgr4" draw:text-style-name="MP1" draw:layer="Master1-bg" svg:width="22.494cm" svg:height="0.101cm" svg:x="0cm" svg:y="1.724cm">
        <text:p/>
        <draw:enhanced-geometry svg:viewBox="0 0 21600 21600" draw:type="non-primitive" draw:enhanced-path="M 0 0 L 21600 0 21600 21600 0 21600 Z N"/>
      </draw:custom-shape>
      <draw:custom-shape draw:name="Rectangle 34" draw:style-name="Mgr4" draw:text-style-name="MP1" draw:layer="Master1-bg" svg:width="27.993cm" svg:height="0.101cm" svg:x="0cm" svg:y="19.941cm">
        <text:p/>
        <draw:enhanced-geometry svg:viewBox="0 0 21600 21600" draw:type="non-primitive" draw:enhanced-path="M 0 0 L 21600 0 21600 21600 0 21600 Z N"/>
      </draw:custom-shape>
      <draw:frame draw:name="Textplatzhalter 2" presentation:style-name="Mpr30" draw:text-style-name="MP1" draw:layer="backgroundobjects" svg:width="13.001cm" svg:height="1.958cm" svg:x="0.999cm" svg:y="2.459cm" presentation:class="outline">
        <draw:text-box>
          <text:list text:style-name="ML10">
            <text:list-item>
              <text:p text:style-name="MP18"><text:span text:style-name="MT14">Textmasterformate durch Klicken bearbeiten</text:span></text:p>
            </text:list-item>
          </text:list>
        </draw:text-box>
      </draw:frame>
      <draw:frame draw:name="Inhaltsplatzhalter 3" presentation:style-name="Mpr31" draw:text-style-name="MP1" draw:layer="backgroundobjects" svg:width="13.001cm" svg:height="15.044cm" svg:x="0.999cm" svg:y="4.459cm" presentation:class="title">
        <draw:text-box>
          <text:p text:style-name="MP3"><text:span text:style-name="MT2">Textmasterformate durch Klicken bearbeiten</text:span><text:span text:style-name="MT2"><text:line-break/></text:span><text:span text:style-name="MT11">Zweite Ebene</text:span><text:span text:style-name="MT11"><text:line-break/></text:span><text:span text:style-name="MT13">Dritte Ebene</text:span><text:span text:style-name="MT13"><text:line-break/></text:span><text:span text:style-name="MT15">Vierte Ebene</text:span><text:span text:style-name="MT15"><text:line-break/></text:span><text:span text:style-name="MT15">Fünfte Ebene</text:span></text:p>
        </draw:text-box>
      </draw:frame>
      <draw:frame draw:name="Titel 1" presentation:style-name="Mpr32" draw:text-style-name="MP1" draw:layer="backgroundobjects" svg:width="23.006cm" svg:height="1.332cm" svg:x="0.997cm" svg:y="0.322cm" presentation:class="title">
        <draw:text-box>
          <text:p text:style-name="MP8"><text:span text:style-name="MT9">Titelmasterformat durch Klicken bearbeiten</text:span></text:p>
        </draw:text-box>
      </draw:frame>
      <draw:frame draw:name="Textplatzhalter 2" presentation:style-name="Mpr30" draw:text-style-name="MP1" draw:layer="backgroundobjects" svg:width="13.001cm" svg:height="1.958cm" svg:x="14.201cm" svg:y="2.459cm" presentation:class="outline">
        <draw:text-box>
          <text:list text:style-name="ML10">
            <text:list-item>
              <text:p text:style-name="MP18"><text:span text:style-name="MT14">Textmasterformate durch Klicken bearbeiten</text:span></text:p>
            </text:list-item>
          </text:list>
        </draw:text-box>
      </draw:frame>
      <draw:frame draw:name="Inhaltsplatzhalter 3" presentation:style-name="Mpr31" draw:text-style-name="MP1" draw:layer="backgroundobjects" svg:width="13.001cm" svg:height="15.044cm" svg:x="14.201cm" svg:y="4.459cm" presentation:class="title">
        <draw:text-box>
          <text:p text:style-name="MP3"><text:span text:style-name="MT2">Textmasterformate durch Klicken bearbeiten</text:span><text:span text:style-name="MT2"><text:line-break/></text:span><text:span text:style-name="MT11">Zweite Ebene</text:span><text:span text:style-name="MT11"><text:line-break/></text:span><text:span text:style-name="MT13">Dritte Ebene</text:span><text:span text:style-name="MT13"><text:line-break/></text:span><text:span text:style-name="MT15">Vierte Ebene</text:span><text:span text:style-name="MT15"><text:line-break/></text:span><text:span text:style-name="MT15">Fünfte Ebene</text:span></text:p>
        </draw:text-box>
      </draw:frame>
      <draw:frame draw:name="Rectangle 5" presentation:style-name="Mpr33" draw:text-style-name="MP1" draw:layer="backgroundobjects" svg:width="21.578cm" svg:height="0.466cm" svg:x="0.423cm" svg:y="20.286cm" presentation:class="footer">
        <draw:text-box>
          <text:p text:style-name="MP8"><text:span text:style-name="MT6">Name, Vorname - Datum</text:span></text:p>
        </draw:text-box>
      </draw:frame>
      <draw:frame draw:name="Grafik 9" draw:style-name="Mgr5" draw:text-style-name="MP10" draw:layer="backgroundobjects" svg:width="3.019cm" svg:height="2.419cm" svg:x="24.287cm" svg:y="0.356cm">
        <draw:image xlink:href="Pictures/1000000000000134000000E86B6C07C4.jpg" xlink:type="simple" xlink:show="embed" xlink:actuate="onLoad">
          <text:p/>
        </draw:image>
      </draw:frame>
      <presentation:notes style:page-layout-name="PM0">
        <draw:frame draw:name="Rectangle 2" presentation:style-name="Mpr34" draw:text-style-name="MP1" draw:layer="backgroundobjects" svg:width="8.546cm" svg:height="1.42cm" svg:x="0cm" svg:y="0cm" presentation:class="header">
          <draw:text-box>
            <text:p/>
          </draw:text-box>
        </draw:frame>
        <draw:frame draw:name="Rectangle 3" presentation:style-name="Mpr34" draw:text-style-name="MP1" draw:layer="backgroundobjects" svg:width="8.546cm" svg:height="1.42cm" svg:x="11.17cm" svg:y="0cm" presentation:class="date-time">
          <draw:text-box>
            <text:p/>
          </draw:text-box>
        </draw:frame>
        <draw:page-thumbnail draw:name="Rectangle 4" presentation:style-name="Master1-Layout5-cust-Vergleich-title" draw:layer="backgroundobjects" svg:width="14.208cm" svg:height="10.658cm" svg:x="2.756cm" svg:y="2.134cm" presentation:class="page"/>
        <draw:frame draw:name="Rectangle 5" presentation:style-name="Mpr35" draw:text-style-name="MP1" draw:layer="backgroundobjects" svg:width="15.778cm" svg:height="12.793cm" svg:x="1.971cm" svg:y="13.503cm" presentation:class="notes">
          <draw:text-box>
            <text:p text:style-name="MP11"><text:span text:style-name="MT8">Textmasterformate durch Klicken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6" draw:text-style-name="MP1" draw:layer="backgroundobjects" svg:width="8.546cm" svg:height="1.42cm" svg:x="0cm" svg:y="27.005cm" presentation:class="footer">
          <draw:text-box>
            <text:p/>
          </draw:text-box>
        </draw:frame>
        <draw:frame draw:name="Rectangle 7" presentation:style-name="Mpr36" draw:text-style-name="MP1" draw:layer="backgroundobjects" svg:width="8.546cm" svg:height="1.42cm" svg:x="11.17cm" svg:y="27.005cm" presentation:class="page-number">
          <draw:text-box>
            <text:p text:style-name="MP2"><text:span text:style-name="MT8"><text:page-number>&lt;Numm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custom-shape draw:name="Rectangle 20" draw:style-name="Mgr3" draw:text-style-name="MP1" draw:layer="Master1-bg" svg:width="2.038cm" svg:height="0.466cm" svg:x="26.811cm" svg:y="20.263cm">
        <text:p text:style-name="MP9"><text:span text:style-name="MT7"><text:page-number>&lt;Nummer&gt;</text:page-number></text:span></text:p>
        <draw:enhanced-geometry svg:viewBox="0 0 21600 21600" draw:type="non-primitive" draw:enhanced-path="M 0 0 L 21600 0 21600 21600 0 21600 Z N"/>
      </draw:custom-shape>
      <draw:custom-shape draw:name="Rectangle 31" draw:style-name="Mgr4" draw:text-style-name="MP1" draw:layer="Master1-bg" svg:width="22.494cm" svg:height="0.101cm" svg:x="0cm" svg:y="1.724cm">
        <text:p/>
        <draw:enhanced-geometry svg:viewBox="0 0 21600 21600" draw:type="non-primitive" draw:enhanced-path="M 0 0 L 21600 0 21600 21600 0 21600 Z N"/>
      </draw:custom-shape>
      <draw:custom-shape draw:name="Rectangle 34" draw:style-name="Mgr4" draw:text-style-name="MP1" draw:layer="Master1-bg" svg:width="27.993cm" svg:height="0.101cm" svg:x="0cm" svg:y="19.941cm">
        <text:p/>
        <draw:enhanced-geometry svg:viewBox="0 0 21600 21600" draw:type="non-primitive" draw:enhanced-path="M 0 0 L 21600 0 21600 21600 0 21600 Z N"/>
      </draw:custom-shape>
      <draw:frame draw:name="Titel 1" presentation:style-name="Mpr37" draw:text-style-name="MP1" draw:layer="backgroundobjects" svg:width="23.006cm" svg:height="1.332cm" svg:x="0.997cm" svg:y="0.322cm" presentation:class="title">
        <draw:text-box>
          <text:p text:style-name="MP8"><text:span text:style-name="MT9">Titelmasterformat durch Klicken bearbeiten</text:span></text:p>
        </draw:text-box>
      </draw:frame>
      <draw:frame draw:name="Rectangle 5" presentation:style-name="Mpr38" draw:text-style-name="MP1" draw:layer="backgroundobjects" svg:width="21.578cm" svg:height="0.466cm" svg:x="0.423cm" svg:y="20.286cm" presentation:class="footer">
        <draw:text-box>
          <text:p text:style-name="MP8"><text:span text:style-name="MT6">Name, Vorname - Datum</text:span></text:p>
        </draw:text-box>
      </draw:frame>
      <draw:frame draw:name="Grafik 9" draw:style-name="Mgr5" draw:text-style-name="MP10" draw:layer="backgroundobjects" svg:width="3.019cm" svg:height="2.419cm" svg:x="24.287cm" svg:y="0.356cm">
        <draw:image xlink:href="Pictures/1000000000000134000000E86B6C07C4.jpg" xlink:type="simple" xlink:show="embed" xlink:actuate="onLoad">
          <text:p/>
        </draw:image>
      </draw:frame>
      <presentation:notes style:page-layout-name="PM0">
        <draw:frame draw:name="Rectangle 2" presentation:style-name="Mpr39" draw:text-style-name="MP1" draw:layer="backgroundobjects" svg:width="8.546cm" svg:height="1.42cm" svg:x="0cm" svg:y="0cm" presentation:class="header">
          <draw:text-box>
            <text:p/>
          </draw:text-box>
        </draw:frame>
        <draw:frame draw:name="Rectangle 3" presentation:style-name="Mpr39" draw:text-style-name="MP1" draw:layer="backgroundobjects" svg:width="8.546cm" svg:height="1.42cm" svg:x="11.17cm" svg:y="0cm" presentation:class="date-time">
          <draw:text-box>
            <text:p/>
          </draw:text-box>
        </draw:frame>
        <draw:page-thumbnail draw:name="Rectangle 4" presentation:style-name="Master1-Layout6-titleOnly-Nur-Titel-title" draw:layer="backgroundobjects" svg:width="14.208cm" svg:height="10.658cm" svg:x="2.756cm" svg:y="2.134cm" presentation:class="page"/>
        <draw:frame draw:name="Rectangle 5" presentation:style-name="Mpr40" draw:text-style-name="MP1" draw:layer="backgroundobjects" svg:width="15.778cm" svg:height="12.793cm" svg:x="1.971cm" svg:y="13.503cm" presentation:class="notes">
          <draw:text-box>
            <text:p text:style-name="MP11"><text:span text:style-name="MT8">Textmasterformate durch Klicken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41" draw:text-style-name="MP1" draw:layer="backgroundobjects" svg:width="8.546cm" svg:height="1.42cm" svg:x="0cm" svg:y="27.005cm" presentation:class="footer">
          <draw:text-box>
            <text:p/>
          </draw:text-box>
        </draw:frame>
        <draw:frame draw:name="Rectangle 7" presentation:style-name="Mpr41" draw:text-style-name="MP1" draw:layer="backgroundobjects" svg:width="8.546cm" svg:height="1.42cm" svg:x="11.17cm" svg:y="27.005cm" presentation:class="page-number">
          <draw:text-box>
            <text:p text:style-name="MP2"><text:span text:style-name="MT8"><text:page-number>&lt;Nummer&gt;</text:page-number></text:span></text:p>
          </draw:text-box>
        </draw:frame>
      </presentation:notes>
    </style:master-page>
    <style:master-page style:name="Master1-Layout7-blank-Leer" style:page-layout-name="PM1" draw:style-name="Mdp1">
      <draw:custom-shape draw:name="Rectangle 20" draw:style-name="Mgr3" draw:text-style-name="MP1" draw:layer="Master1-bg" svg:width="2.038cm" svg:height="0.466cm" svg:x="26.811cm" svg:y="20.263cm">
        <text:p text:style-name="MP9"><text:span text:style-name="MT7"><text:page-number>&lt;Nummer&gt;</text:page-number></text:span></text:p>
        <draw:enhanced-geometry svg:viewBox="0 0 21600 21600" draw:type="non-primitive" draw:enhanced-path="M 0 0 L 21600 0 21600 21600 0 21600 Z N"/>
      </draw:custom-shape>
      <draw:custom-shape draw:name="Rectangle 31" draw:style-name="Mgr4" draw:text-style-name="MP1" draw:layer="Master1-bg" svg:width="22.494cm" svg:height="0.101cm" svg:x="0cm" svg:y="1.724cm">
        <text:p/>
        <draw:enhanced-geometry svg:viewBox="0 0 21600 21600" draw:type="non-primitive" draw:enhanced-path="M 0 0 L 21600 0 21600 21600 0 21600 Z N"/>
      </draw:custom-shape>
      <draw:custom-shape draw:name="Rectangle 34" draw:style-name="Mgr4" draw:text-style-name="MP1" draw:layer="Master1-bg" svg:width="27.993cm" svg:height="0.101cm" svg:x="0cm" svg:y="19.941cm">
        <text:p/>
        <draw:enhanced-geometry svg:viewBox="0 0 21600 21600" draw:type="non-primitive" draw:enhanced-path="M 0 0 L 21600 0 21600 21600 0 21600 Z N"/>
      </draw:custom-shape>
      <draw:frame draw:name="Rectangle 5" presentation:style-name="Mpr42" draw:text-style-name="MP1" draw:layer="backgroundobjects" svg:width="21.578cm" svg:height="0.466cm" svg:x="0.423cm" svg:y="20.286cm" presentation:class="footer">
        <draw:text-box>
          <text:p text:style-name="MP8"><text:span text:style-name="MT6">Name, Vorname - Datum</text:span></text:p>
        </draw:text-box>
      </draw:frame>
      <draw:frame draw:name="Grafik 9" draw:style-name="Mgr5" draw:text-style-name="MP10" draw:layer="backgroundobjects" svg:width="3.019cm" svg:height="2.419cm" svg:x="24.287cm" svg:y="0.356cm">
        <draw:image xlink:href="Pictures/1000000000000134000000E86B6C07C4.jpg" xlink:type="simple" xlink:show="embed" xlink:actuate="onLoad">
          <text:p/>
        </draw:image>
      </draw:frame>
      <presentation:notes style:page-layout-name="PM0">
        <draw:frame draw:name="Rectangle 2" presentation:style-name="Mpr43" draw:text-style-name="MP1" draw:layer="backgroundobjects" svg:width="8.546cm" svg:height="1.42cm" svg:x="0cm" svg:y="0cm" presentation:class="header">
          <draw:text-box>
            <text:p/>
          </draw:text-box>
        </draw:frame>
        <draw:frame draw:name="Rectangle 3" presentation:style-name="Mpr43" draw:text-style-name="MP1" draw:layer="backgroundobjects" svg:width="8.546cm" svg:height="1.42cm" svg:x="11.17cm" svg:y="0cm" presentation:class="date-time">
          <draw:text-box>
            <text:p/>
          </draw:text-box>
        </draw:frame>
        <draw:page-thumbnail draw:name="Rectangle 4" presentation:style-name="Master1-Layout7-blank-Leer-title" draw:layer="backgroundobjects" svg:width="14.208cm" svg:height="10.658cm" svg:x="2.756cm" svg:y="2.134cm" presentation:class="page"/>
        <draw:frame draw:name="Rectangle 5" presentation:style-name="Mpr44" draw:text-style-name="MP1" draw:layer="backgroundobjects" svg:width="15.778cm" svg:height="12.793cm" svg:x="1.971cm" svg:y="13.503cm" presentation:class="notes">
          <draw:text-box>
            <text:p text:style-name="MP19"><text:span text:style-name="MT8">Textmasterformate durch Klicken bearbeiten</text:span></text:p>
            <text:list text:style-name="ML8">
              <text:list-item>
                <text:list>
                  <text:list-item>
                    <text:p text:style-name="MP20"><text:span text:style-name="MT8">Zweite Ebene</text:span></text:p>
                    <text:list>
                      <text:list-item>
                        <text:p text:style-name="MP21"><text:span text:style-name="MT8">Dritte Ebene</text:span></text:p>
                        <text:list>
                          <text:list-item>
                            <text:p text:style-name="MP22"><text:span text:style-name="MT8">Vierte Ebene</text:span></text:p>
                            <text:list>
                              <text:list-item>
                                <text:p text:style-name="MP23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45" draw:text-style-name="MP1" draw:layer="backgroundobjects" svg:width="8.546cm" svg:height="1.42cm" svg:x="0cm" svg:y="27.005cm" presentation:class="footer">
          <draw:text-box>
            <text:p/>
          </draw:text-box>
        </draw:frame>
        <draw:frame draw:name="Rectangle 7" presentation:style-name="Mpr45" draw:text-style-name="MP1" draw:layer="backgroundobjects" svg:width="8.546cm" svg:height="1.42cm" svg:x="11.17cm" svg:y="27.005cm" presentation:class="page-number">
          <draw:text-box>
            <text:p text:style-name="MP2"><text:span text:style-name="MT8"><text:page-number>&lt;Numm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custom-shape draw:name="Rectangle 20" draw:style-name="Mgr3" draw:text-style-name="MP1" draw:layer="Master1-bg" svg:width="2.038cm" svg:height="0.466cm" svg:x="26.811cm" svg:y="20.263cm">
        <text:p text:style-name="MP9"><text:span text:style-name="MT7"><text:page-number>&lt;Nummer&gt;</text:page-number></text:span></text:p>
        <draw:enhanced-geometry svg:viewBox="0 0 21600 21600" draw:type="non-primitive" draw:enhanced-path="M 0 0 L 21600 0 21600 21600 0 21600 Z N"/>
      </draw:custom-shape>
      <draw:custom-shape draw:name="Rectangle 31" draw:style-name="Mgr4" draw:text-style-name="MP1" draw:layer="Master1-bg" svg:width="22.494cm" svg:height="0.101cm" svg:x="0cm" svg:y="1.724cm">
        <text:p/>
        <draw:enhanced-geometry svg:viewBox="0 0 21600 21600" draw:type="non-primitive" draw:enhanced-path="M 0 0 L 21600 0 21600 21600 0 21600 Z N"/>
      </draw:custom-shape>
      <draw:custom-shape draw:name="Rectangle 34" draw:style-name="Mgr4" draw:text-style-name="MP1" draw:layer="Master1-bg" svg:width="27.993cm" svg:height="0.101cm" svg:x="0cm" svg:y="19.941cm">
        <text:p/>
        <draw:enhanced-geometry svg:viewBox="0 0 21600 21600" draw:type="non-primitive" draw:enhanced-path="M 0 0 L 21600 0 21600 21600 0 21600 Z N"/>
      </draw:custom-shape>
      <draw:frame draw:name="Titel 1" presentation:style-name="Mpr46" draw:text-style-name="MP1" draw:layer="backgroundobjects" svg:width="9.212cm" svg:height="3.559cm" svg:x="1.402cm" svg:y="2.122cm" presentation:class="title">
        <draw:text-box>
          <text:p text:style-name="MP24"><text:span text:style-name="MT16">Titelmasterformat durch Klicken bearbeiten</text:span></text:p>
        </draw:text-box>
      </draw:frame>
      <draw:frame draw:name="Inhaltsplatzhalter 2" presentation:style-name="Mpr47" draw:text-style-name="MP1" draw:layer="backgroundobjects" svg:width="15.655cm" svg:height="17.202cm" svg:x="10.949cm" svg:y="2.101cm" presentation:class="title">
        <draw:text-box>
          <text:p text:style-name="MP25"><text:span text:style-name="MT17">Textmasterformate durch Klicken bearbeiten</text:span><text:span text:style-name="MT17"><text:line-break/></text:span><text:span text:style-name="MT12">Zweite Ebene</text:span><text:span text:style-name="MT12"><text:line-break/></text:span><text:span text:style-name="MT2">Dritte Ebene</text:span><text:span text:style-name="MT2"><text:line-break/></text:span><text:span text:style-name="MT11">Vierte Ebene</text:span><text:span text:style-name="MT11"><text:line-break/></text:span><text:span text:style-name="MT11">Fünfte Ebene</text:span></text:p>
        </draw:text-box>
      </draw:frame>
      <draw:frame draw:name="Textplatzhalter 3" presentation:style-name="Mpr48" draw:text-style-name="MP1" draw:layer="backgroundobjects" svg:width="9.212cm" svg:height="13.622cm" svg:x="1.402cm" svg:y="5.681cm" presentation:class="outline">
        <draw:text-box>
          <text:list text:style-name="ML10">
            <text:list-item>
              <text:p text:style-name="MP26"><text:span text:style-name="MT18">Textmasterformate durch Klicken bearbeiten</text:span></text:p>
            </text:list-item>
          </text:list>
        </draw:text-box>
      </draw:frame>
      <draw:frame draw:name="Rectangle 5" presentation:style-name="Mpr49" draw:text-style-name="MP1" draw:layer="backgroundobjects" svg:width="21.578cm" svg:height="0.466cm" svg:x="0.423cm" svg:y="20.286cm" presentation:class="footer">
        <draw:text-box>
          <text:p text:style-name="MP8"><text:span text:style-name="MT6">Name, Vorname - Datum</text:span></text:p>
        </draw:text-box>
      </draw:frame>
      <draw:frame draw:name="Grafik 9" draw:style-name="Mgr5" draw:text-style-name="MP10" draw:layer="backgroundobjects" svg:width="3.019cm" svg:height="2.419cm" svg:x="24.287cm" svg:y="0.356cm">
        <draw:image xlink:href="Pictures/1000000000000134000000E86B6C07C4.jpg" xlink:type="simple" xlink:show="embed" xlink:actuate="onLoad">
          <text:p/>
        </draw:image>
      </draw:frame>
      <presentation:notes style:page-layout-name="PM0">
        <draw:frame draw:name="Rectangle 2" presentation:style-name="Mpr50" draw:text-style-name="MP1" draw:layer="backgroundobjects" svg:width="8.546cm" svg:height="1.42cm" svg:x="0cm" svg:y="0cm" presentation:class="header">
          <draw:text-box>
            <text:p/>
          </draw:text-box>
        </draw:frame>
        <draw:frame draw:name="Rectangle 3" presentation:style-name="Mpr50" draw:text-style-name="MP1" draw:layer="backgroundobjects" svg:width="8.546cm" svg:height="1.42cm" svg:x="11.17cm" svg:y="0cm" presentation:class="date-time">
          <draw:text-box>
            <text:p/>
          </draw:text-box>
        </draw:frame>
        <draw:page-thumbnail draw:name="Rectangle 4" presentation:style-name="Master1-Layout8-objTx-Inhalt-mit-Überschrift-title" draw:layer="backgroundobjects" svg:width="14.208cm" svg:height="10.658cm" svg:x="2.756cm" svg:y="2.134cm" presentation:class="page"/>
        <draw:frame draw:name="Rectangle 5" presentation:style-name="Mpr51" draw:text-style-name="MP1" draw:layer="backgroundobjects" svg:width="15.778cm" svg:height="12.793cm" svg:x="1.971cm" svg:y="13.503cm" presentation:class="notes">
          <draw:text-box>
            <text:p text:style-name="MP19"><text:span text:style-name="MT8">Textmasterformate durch Klicken bearbeiten</text:span></text:p>
            <text:list text:style-name="ML8">
              <text:list-item>
                <text:list>
                  <text:list-item>
                    <text:p text:style-name="MP20"><text:span text:style-name="MT8">Zweite Ebene</text:span></text:p>
                    <text:list>
                      <text:list-item>
                        <text:p text:style-name="MP21"><text:span text:style-name="MT8">Dritte Ebene</text:span></text:p>
                        <text:list>
                          <text:list-item>
                            <text:p text:style-name="MP22"><text:span text:style-name="MT8">Vierte Ebene</text:span></text:p>
                            <text:list>
                              <text:list-item>
                                <text:p text:style-name="MP23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2" draw:text-style-name="MP1" draw:layer="backgroundobjects" svg:width="8.546cm" svg:height="1.42cm" svg:x="0cm" svg:y="27.005cm" presentation:class="footer">
          <draw:text-box>
            <text:p/>
          </draw:text-box>
        </draw:frame>
        <draw:frame draw:name="Rectangle 7" presentation:style-name="Mpr52" draw:text-style-name="MP1" draw:layer="backgroundobjects" svg:width="8.546cm" svg:height="1.42cm" svg:x="11.17cm" svg:y="27.005cm" presentation:class="page-number">
          <draw:text-box>
            <text:p text:style-name="MP2"><text:span text:style-name="MT8"><text:page-number>&lt;Numm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custom-shape draw:name="Rectangle 20" draw:style-name="Mgr3" draw:text-style-name="MP1" draw:layer="Master1-bg" svg:width="2.038cm" svg:height="0.466cm" svg:x="26.811cm" svg:y="20.263cm">
        <text:p text:style-name="MP9"><text:span text:style-name="MT7"><text:page-number>&lt;Nummer&gt;</text:page-number></text:span></text:p>
        <draw:enhanced-geometry svg:viewBox="0 0 21600 21600" draw:type="non-primitive" draw:enhanced-path="M 0 0 L 21600 0 21600 21600 0 21600 Z N"/>
      </draw:custom-shape>
      <draw:custom-shape draw:name="Rectangle 31" draw:style-name="Mgr4" draw:text-style-name="MP1" draw:layer="Master1-bg" svg:width="22.494cm" svg:height="0.101cm" svg:x="0cm" svg:y="1.724cm">
        <text:p/>
        <draw:enhanced-geometry svg:viewBox="0 0 21600 21600" draw:type="non-primitive" draw:enhanced-path="M 0 0 L 21600 0 21600 21600 0 21600 Z N"/>
      </draw:custom-shape>
      <draw:custom-shape draw:name="Rectangle 34" draw:style-name="Mgr4" draw:text-style-name="MP1" draw:layer="Master1-bg" svg:width="27.993cm" svg:height="0.101cm" svg:x="0cm" svg:y="19.941cm">
        <text:p/>
        <draw:enhanced-geometry svg:viewBox="0 0 21600 21600" draw:type="non-primitive" draw:enhanced-path="M 0 0 L 21600 0 21600 21600 0 21600 Z N"/>
      </draw:custom-shape>
      <draw:frame draw:name="Titel 1" presentation:style-name="Mpr53" draw:text-style-name="MP1" draw:layer="backgroundobjects" svg:width="16.801cm" svg:height="1.737cm" svg:x="5.49cm" svg:y="14.702cm" presentation:class="title">
        <draw:text-box>
          <text:p text:style-name="MP24"><text:span text:style-name="MT16">Titelmasterformat durch Klicken bearbeiten</text:span></text:p>
        </draw:text-box>
      </draw:frame>
      <draw:frame draw:name="Bildplatzhalter 2" presentation:style-name="Mpr54" draw:text-style-name="MP1" draw:layer="backgroundobjects" svg:width="16.801cm" svg:height="12.599cm" svg:x="5.49cm" svg:y="1.879cm" presentation:class="title">
        <draw:text-box>
          <text:p/>
        </draw:text-box>
      </draw:frame>
      <draw:frame draw:name="Textplatzhalter 3" presentation:style-name="Mpr55" draw:text-style-name="MP1" draw:layer="backgroundobjects" svg:width="16.801cm" svg:height="2.465cm" svg:x="5.49cm" svg:y="16.439cm" presentation:class="outline">
        <draw:text-box>
          <text:list text:style-name="ML10">
            <text:list-item>
              <text:p text:style-name="MP26"><text:span text:style-name="MT18">Textmasterformate durch Klicken bearbeiten</text:span></text:p>
            </text:list-item>
          </text:list>
        </draw:text-box>
      </draw:frame>
      <draw:frame draw:name="Rectangle 5" presentation:style-name="Mpr56" draw:text-style-name="MP1" draw:layer="backgroundobjects" svg:width="21.578cm" svg:height="0.466cm" svg:x="0.423cm" svg:y="20.286cm" presentation:class="footer">
        <draw:text-box>
          <text:p text:style-name="MP8"><text:span text:style-name="MT6">Name, Vorname - Datum</text:span></text:p>
        </draw:text-box>
      </draw:frame>
      <draw:frame draw:name="Grafik 9" draw:style-name="Mgr5" draw:text-style-name="MP10" draw:layer="backgroundobjects" svg:width="3.019cm" svg:height="2.419cm" svg:x="24.287cm" svg:y="0.356cm">
        <draw:image xlink:href="Pictures/1000000000000134000000E86B6C07C4.jpg" xlink:type="simple" xlink:show="embed" xlink:actuate="onLoad">
          <text:p/>
        </draw:image>
      </draw:frame>
      <presentation:notes style:page-layout-name="PM0">
        <draw:frame draw:name="Rectangle 2" presentation:style-name="Mpr57" draw:text-style-name="MP1" draw:layer="backgroundobjects" svg:width="8.546cm" svg:height="1.42cm" svg:x="0cm" svg:y="0cm" presentation:class="header">
          <draw:text-box>
            <text:p/>
          </draw:text-box>
        </draw:frame>
        <draw:frame draw:name="Rectangle 3" presentation:style-name="Mpr57" draw:text-style-name="MP1" draw:layer="backgroundobjects" svg:width="8.546cm" svg:height="1.42cm" svg:x="11.17cm" svg:y="0cm" presentation:class="date-time">
          <draw:text-box>
            <text:p/>
          </draw:text-box>
        </draw:frame>
        <draw:page-thumbnail draw:name="Rectangle 4" presentation:style-name="Master1-Layout9-picTx-Bild-mit-Überschrift-title" draw:layer="backgroundobjects" svg:width="14.208cm" svg:height="10.658cm" svg:x="2.756cm" svg:y="2.134cm" presentation:class="page"/>
        <draw:frame draw:name="Rectangle 5" presentation:style-name="Mpr58" draw:text-style-name="MP1" draw:layer="backgroundobjects" svg:width="15.778cm" svg:height="12.793cm" svg:x="1.971cm" svg:y="13.503cm" presentation:class="notes">
          <draw:text-box>
            <text:p text:style-name="MP19"><text:span text:style-name="MT8">Textmasterformate durch Klicken bearbeiten</text:span></text:p>
            <text:list text:style-name="ML8">
              <text:list-item>
                <text:list>
                  <text:list-item>
                    <text:p text:style-name="MP20"><text:span text:style-name="MT8">Zweite Ebene</text:span></text:p>
                    <text:list>
                      <text:list-item>
                        <text:p text:style-name="MP21"><text:span text:style-name="MT8">Dritte Ebene</text:span></text:p>
                        <text:list>
                          <text:list-item>
                            <text:p text:style-name="MP22"><text:span text:style-name="MT8">Vierte Ebene</text:span></text:p>
                            <text:list>
                              <text:list-item>
                                <text:p text:style-name="MP23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9" draw:text-style-name="MP1" draw:layer="backgroundobjects" svg:width="8.546cm" svg:height="1.42cm" svg:x="0cm" svg:y="27.005cm" presentation:class="footer">
          <draw:text-box>
            <text:p/>
          </draw:text-box>
        </draw:frame>
        <draw:frame draw:name="Rectangle 7" presentation:style-name="Mpr59" draw:text-style-name="MP1" draw:layer="backgroundobjects" svg:width="8.546cm" svg:height="1.42cm" svg:x="11.17cm" svg:y="27.005cm" presentation:class="page-number">
          <draw:text-box>
            <text:p text:style-name="MP2"><text:span text:style-name="MT8"><text:page-number>&lt;Numm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custom-shape draw:name="Rectangle 20" draw:style-name="Mgr3" draw:text-style-name="MP1" draw:layer="Master1-bg" svg:width="2.038cm" svg:height="0.466cm" svg:x="26.811cm" svg:y="20.263cm">
        <text:p text:style-name="MP9"><text:span text:style-name="MT7"><text:page-number>&lt;Nummer&gt;</text:page-number></text:span></text:p>
        <draw:enhanced-geometry svg:viewBox="0 0 21600 21600" draw:type="non-primitive" draw:enhanced-path="M 0 0 L 21600 0 21600 21600 0 21600 Z N"/>
      </draw:custom-shape>
      <draw:custom-shape draw:name="Rectangle 31" draw:style-name="Mgr4" draw:text-style-name="MP1" draw:layer="Master1-bg" svg:width="22.494cm" svg:height="0.101cm" svg:x="0cm" svg:y="1.724cm">
        <text:p/>
        <draw:enhanced-geometry svg:viewBox="0 0 21600 21600" draw:type="non-primitive" draw:enhanced-path="M 0 0 L 21600 0 21600 21600 0 21600 Z N"/>
      </draw:custom-shape>
      <draw:custom-shape draw:name="Rectangle 34" draw:style-name="Mgr4" draw:text-style-name="MP1" draw:layer="Master1-bg" svg:width="27.993cm" svg:height="0.101cm" svg:x="0cm" svg:y="19.941cm">
        <text:p/>
        <draw:enhanced-geometry svg:viewBox="0 0 21600 21600" draw:type="non-primitive" draw:enhanced-path="M 0 0 L 21600 0 21600 21600 0 21600 Z N"/>
      </draw:custom-shape>
      <draw:frame draw:name="Titel 1" presentation:style-name="Mpr60" draw:text-style-name="MP1" draw:layer="backgroundobjects" svg:width="23.006cm" svg:height="1.332cm" svg:x="0.997cm" svg:y="0.322cm" presentation:class="title">
        <draw:text-box>
          <text:p text:style-name="MP24"><text:span text:style-name="MT9">Titelmasterformat durch Klicken bearbeiten</text:span></text:p>
        </draw:text-box>
      </draw:frame>
      <draw:frame draw:name="Vertikaler Textplatzhalter 2" presentation:style-name="Mpr61" draw:text-style-name="MP32" draw:layer="backgroundobjects" svg:width="26.383cm" svg:height="17.171cm" svg:x="1.001cm" svg:y="2.099cm" presentation:class="outline">
        <draw:text-box>
          <text:list text:style-name="ML2">
            <text:list-item>
              <text:p text:style-name="MP27"><text:span text:style-name="MT2">Textmasterformate durch Klicken bearbeiten</text:span></text:p>
            </text:list-item>
          </text:list>
          <text:list text:style-name="ML3">
            <text:list-item>
              <text:list>
                <text:list-item>
                  <text:p text:style-name="MP28"><text:span text:style-name="MT3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29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1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2" draw:text-style-name="MP1" draw:layer="backgroundobjects" svg:width="21.578cm" svg:height="0.466cm" svg:x="0.423cm" svg:y="20.286cm" presentation:class="footer">
        <draw:text-box>
          <text:p text:style-name="MP8"><text:span text:style-name="MT6">Name, Vorname - Datum</text:span></text:p>
        </draw:text-box>
      </draw:frame>
      <draw:frame draw:name="Grafik 9" draw:style-name="Mgr5" draw:text-style-name="MP10" draw:layer="backgroundobjects" svg:width="3.019cm" svg:height="2.419cm" svg:x="24.287cm" svg:y="0.356cm">
        <draw:image xlink:href="Pictures/1000000000000134000000E86B6C07C4.jpg" xlink:type="simple" xlink:show="embed" xlink:actuate="onLoad">
          <text:p/>
        </draw:image>
      </draw:frame>
      <presentation:notes style:page-layout-name="PM0">
        <draw:frame draw:name="Rectangle 2" presentation:style-name="Mpr63" draw:text-style-name="MP1" draw:layer="backgroundobjects" svg:width="8.546cm" svg:height="1.42cm" svg:x="0cm" svg:y="0cm" presentation:class="header">
          <draw:text-box>
            <text:p/>
          </draw:text-box>
        </draw:frame>
        <draw:frame draw:name="Rectangle 3" presentation:style-name="Mpr63" draw:text-style-name="MP1" draw:layer="backgroundobjects" svg:width="8.546cm" svg:height="1.42cm" svg:x="11.17cm" svg:y="0cm" presentation:class="date-time">
          <draw:text-box>
            <text:p/>
          </draw:text-box>
        </draw:frame>
        <draw:page-thumbnail draw:name="Rectangle 4" presentation:style-name="Master1-Layout10-vertTx-Titel-und-vertikaler-Text-title" draw:layer="backgroundobjects" svg:width="14.208cm" svg:height="10.658cm" svg:x="2.756cm" svg:y="2.134cm" presentation:class="page"/>
        <draw:frame draw:name="Rectangle 5" presentation:style-name="Mpr64" draw:text-style-name="MP1" draw:layer="backgroundobjects" svg:width="15.778cm" svg:height="12.793cm" svg:x="1.971cm" svg:y="13.503cm" presentation:class="notes">
          <draw:text-box>
            <text:p text:style-name="MP19"><text:span text:style-name="MT8">Textmasterformate durch Klicken bearbeiten</text:span></text:p>
            <text:list text:style-name="ML8">
              <text:list-item>
                <text:list>
                  <text:list-item>
                    <text:p text:style-name="MP20"><text:span text:style-name="MT8">Zweite Ebene</text:span></text:p>
                    <text:list>
                      <text:list-item>
                        <text:p text:style-name="MP21"><text:span text:style-name="MT8">Dritte Ebene</text:span></text:p>
                        <text:list>
                          <text:list-item>
                            <text:p text:style-name="MP22"><text:span text:style-name="MT8">Vierte Ebene</text:span></text:p>
                            <text:list>
                              <text:list-item>
                                <text:p text:style-name="MP23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65" draw:text-style-name="MP1" draw:layer="backgroundobjects" svg:width="8.546cm" svg:height="1.42cm" svg:x="0cm" svg:y="27.005cm" presentation:class="footer">
          <draw:text-box>
            <text:p/>
          </draw:text-box>
        </draw:frame>
        <draw:frame draw:name="Rectangle 7" presentation:style-name="Mpr65" draw:text-style-name="MP1" draw:layer="backgroundobjects" svg:width="8.546cm" svg:height="1.42cm" svg:x="11.17cm" svg:y="27.005cm" presentation:class="page-number">
          <draw:text-box>
            <text:p text:style-name="MP2"><text:span text:style-name="MT8"><text:page-number>&lt;Numm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custom-shape draw:name="Rectangle 20" draw:style-name="Mgr3" draw:text-style-name="MP1" draw:layer="Master1-bg" svg:width="2.038cm" svg:height="0.466cm" svg:x="26.811cm" svg:y="20.263cm">
        <text:p text:style-name="MP9"><text:span text:style-name="MT7"><text:page-number>&lt;Nummer&gt;</text:page-number></text:span></text:p>
        <draw:enhanced-geometry svg:viewBox="0 0 21600 21600" draw:type="non-primitive" draw:enhanced-path="M 0 0 L 21600 0 21600 21600 0 21600 Z N"/>
      </draw:custom-shape>
      <draw:custom-shape draw:name="Rectangle 31" draw:style-name="Mgr4" draw:text-style-name="MP1" draw:layer="Master1-bg" svg:width="22.494cm" svg:height="0.101cm" svg:x="0cm" svg:y="1.724cm">
        <text:p/>
        <draw:enhanced-geometry svg:viewBox="0 0 21600 21600" draw:type="non-primitive" draw:enhanced-path="M 0 0 L 21600 0 21600 21600 0 21600 Z N"/>
      </draw:custom-shape>
      <draw:custom-shape draw:name="Rectangle 34" draw:style-name="Mgr4" draw:text-style-name="MP1" draw:layer="Master1-bg" svg:width="27.993cm" svg:height="0.101cm" svg:x="0cm" svg:y="19.941cm">
        <text:p/>
        <draw:enhanced-geometry svg:viewBox="0 0 21600 21600" draw:type="non-primitive" draw:enhanced-path="M 0 0 L 21600 0 21600 21600 0 21600 Z N"/>
      </draw:custom-shape>
      <draw:frame draw:name="Vertikaler Titel 1" presentation:style-name="Mpr66" draw:text-style-name="MP32" draw:layer="backgroundobjects" svg:width="6.597cm" svg:height="16.57cm" svg:x="20.787cm" svg:y="2.701cm" presentation:class="title">
        <draw:text-box>
          <text:p text:style-name="MP24"><text:span text:style-name="MT9">Titelmasterformat durch Klicken bearbeiten</text:span></text:p>
        </draw:text-box>
      </draw:frame>
      <draw:frame draw:name="Vertikaler Textplatzhalter 2" presentation:style-name="Mpr67" draw:text-style-name="MP32" draw:layer="backgroundobjects" svg:width="19.367cm" svg:height="17.17cm" svg:x="0.997cm" svg:y="2.101cm" presentation:class="outline">
        <draw:text-box>
          <text:list text:style-name="ML2">
            <text:list-item>
              <text:p text:style-name="MP27"><text:span text:style-name="MT2">Textmasterformate durch Klicken bearbeiten</text:span></text:p>
            </text:list-item>
          </text:list>
          <text:list text:style-name="ML3">
            <text:list-item>
              <text:list>
                <text:list-item>
                  <text:p text:style-name="MP28"><text:span text:style-name="MT3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29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1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8" draw:text-style-name="MP1" draw:layer="backgroundobjects" svg:width="21.578cm" svg:height="0.466cm" svg:x="0.423cm" svg:y="20.286cm" presentation:class="footer">
        <draw:text-box>
          <text:p text:style-name="MP8"><text:span text:style-name="MT6">Name, Vorname - Datum</text:span></text:p>
        </draw:text-box>
      </draw:frame>
      <draw:frame draw:name="Grafik 9" draw:style-name="Mgr5" draw:text-style-name="MP10" draw:layer="backgroundobjects" svg:width="3.019cm" svg:height="2.419cm" svg:x="24.287cm" svg:y="0.356cm">
        <draw:image xlink:href="Pictures/1000000000000134000000E86B6C07C4.jpg" xlink:type="simple" xlink:show="embed" xlink:actuate="onLoad">
          <text:p/>
        </draw:image>
      </draw:frame>
      <presentation:notes style:page-layout-name="PM0">
        <draw:frame draw:name="Rectangle 2" presentation:style-name="Mpr69" draw:text-style-name="MP1" draw:layer="backgroundobjects" svg:width="8.546cm" svg:height="1.42cm" svg:x="0cm" svg:y="0cm" presentation:class="header">
          <draw:text-box>
            <text:p/>
          </draw:text-box>
        </draw:frame>
        <draw:frame draw:name="Rectangle 3" presentation:style-name="Mpr69" draw:text-style-name="MP1" draw:layer="backgroundobjects" svg:width="8.546cm" svg:height="1.42cm" svg:x="11.17cm" svg:y="0cm" presentation:class="date-time">
          <draw:text-box>
            <text:p/>
          </draw:text-box>
        </draw:frame>
        <draw:page-thumbnail draw:name="Rectangle 4" presentation:style-name="Master1-Layout11-vertTitleAndTx-Vertikaler-Titel-und-Text-title" draw:layer="backgroundobjects" svg:width="14.208cm" svg:height="10.658cm" svg:x="2.756cm" svg:y="2.134cm" presentation:class="page"/>
        <draw:frame draw:name="Rectangle 5" presentation:style-name="Mpr70" draw:text-style-name="MP1" draw:layer="backgroundobjects" svg:width="15.778cm" svg:height="12.793cm" svg:x="1.971cm" svg:y="13.503cm" presentation:class="notes">
          <draw:text-box>
            <text:p text:style-name="MP19"><text:span text:style-name="MT8">Textmasterformate durch Klicken bearbeiten</text:span></text:p>
            <text:list text:style-name="ML8">
              <text:list-item>
                <text:list>
                  <text:list-item>
                    <text:p text:style-name="MP20"><text:span text:style-name="MT8">Zweite Ebene</text:span></text:p>
                    <text:list>
                      <text:list-item>
                        <text:p text:style-name="MP21"><text:span text:style-name="MT8">Dritte Ebene</text:span></text:p>
                        <text:list>
                          <text:list-item>
                            <text:p text:style-name="MP22"><text:span text:style-name="MT8">Vierte Ebene</text:span></text:p>
                            <text:list>
                              <text:list-item>
                                <text:p text:style-name="MP23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71" draw:text-style-name="MP1" draw:layer="backgroundobjects" svg:width="8.546cm" svg:height="1.42cm" svg:x="0cm" svg:y="27.005cm" presentation:class="footer">
          <draw:text-box>
            <text:p/>
          </draw:text-box>
        </draw:frame>
        <draw:frame draw:name="Rectangle 7" presentation:style-name="Mpr71" draw:text-style-name="MP1" draw:layer="backgroundobjects" svg:width="8.546cm" svg:height="1.42cm" svg:x="11.17cm" svg:y="27.005cm" presentation:class="page-number">
          <draw:text-box>
            <text:p text:style-name="MP2"><text:span text:style-name="MT8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_64 LibreOffice_project/360m1$Build-2</meta:generator>
    <dc:title>Vortrag ITG</dc:title>
    <meta:initial-creator/>
    <dc:creator>m118 </dc:creator>
    <meta:creation-date>2005-01-10T10:03:50Z</meta:creation-date>
    <dc:date>2013-02-08T14:49:05</dc:date>
    <meta:editing-cycles>107</meta:editing-cycles>
    <meta:editing-duration>P0D</meta:editing-duration>
    <meta:document-statistic meta:object-count="179"/>
  </office:meta>
</office:document-meta>
</file>